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">
            <text:p>10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8">
            <text:p>14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">
            <text:p>24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9788">
            <text:p>978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1351">
            <text:p>1135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560">
            <text:p>135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9">
            <text:p>2020-12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2 - 1.08)">
            <text:p>(0.72 - 1.0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92">
            <text:p>292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4108164934003">
            <text:p>0.0341081649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2165877642273">
            <text:p>1.1216587764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0.6666671817716">
            <text:p>20.666667181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35.625">
            <text:p>535.6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43671335769387">
            <text:p>0.0543671336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60783065375">
            <text:p>1.1960783065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0928945634243">
            <text:p>13.092894563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88.875">
            <text:p>388.875</text:p>
          </table:table-cell>
          <table:table-cell office:value-type="float" office:value="533">
            <text:p>533</text:p>
          </table:table-cell>
          <table:table-cell office:value-type="float" office:value="0.043586930017069">
            <text:p>0.04358693</text:p>
          </table:table-cell>
          <table:table-cell office:value-type="float" office:value="0.0571035242290749">
            <text:p>0.0571035242</text:p>
          </table:table-cell>
          <table:table-cell office:value-type="float" office:value="0.0445019620940135">
            <text:p>0.0445019621</text:p>
          </table:table-cell>
          <table:table-cell office:value-type="float" office:value="1.15627790317763">
            <text:p>1.1562779032</text:p>
          </table:table-cell>
          <table:table-cell office:value-type="float" office:value="1.20625352726135">
            <text:p>1.2062535273</text:p>
          </table:table-cell>
          <table:table-cell office:value-type="float" office:value="1.15963849960427">
            <text:p>1.1596384996</text:p>
          </table:table-cell>
          <table:table-cell office:value-type="float" office:value="16.2467475618022">
            <text:p>16.2467475618</text:p>
          </table:table-cell>
          <table:table-cell office:value-type="float" office:value="12.4817969211054">
            <text:p>12.4817969211</text:p>
          </table:table-cell>
          <table:table-cell office:value-type="float" office:value="15.9197130647133">
            <text:p>15.919713064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70.625">
            <text:p>470.62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61713921318552">
            <text:p>0.0461713921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6577819546622">
            <text:p>1.1657781955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5.3564481756823">
            <text:p>15.356448175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225">
            <text:p>6225</text:p>
          </table:table-cell>
          <table:table-cell office:value-type="float" office:value="10881">
            <text:p>10881</text:p>
          </table:table-cell>
          <table:table-cell office:value-type="float" office:value="160.5">
            <text:p>160.5</text:p>
          </table:table-cell>
          <table:table-cell office:value-type="float" office:value="538.75">
            <text:p>538.75</text:p>
          </table:table-cell>
          <table:table-cell office:value-type="float" office:value="781.75">
            <text:p>781.75</text:p>
          </table:table-cell>
          <table:table-cell office:value-type="float" office:value="0.0417533818938606">
            <text:p>0.0417533819</text:p>
          </table:table-cell>
          <table:table-cell office:value-type="float" office:value="0.0865461847389558">
            <text:p>0.0865461847</text:p>
          </table:table-cell>
          <table:table-cell office:value-type="float" office:value="0.0718454186196122">
            <text:p>0.0718454186</text:p>
          </table:table-cell>
          <table:table-cell office:value-type="float" office:value="1.14955379263168">
            <text:p>1.1495537926</text:p>
          </table:table-cell>
          <table:table-cell office:value-type="float" office:value="1.31759252108837">
            <text:p>1.3175925211</text:p>
          </table:table-cell>
          <table:table-cell office:value-type="float" office:value="1.26157602295483">
            <text:p>1.261576023</text:p>
          </table:table-cell>
          <table:table-cell office:value-type="float" office:value="16.9451938182499">
            <text:p>16.9451938182</text:p>
          </table:table-cell>
          <table:table-cell office:value-type="float" office:value="8.35076562428424">
            <text:p>8.3507656243</text:p>
          </table:table-cell>
          <table:table-cell office:value-type="float" office:value="9.99032381768924">
            <text:p>9.99032381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786">
            <text:p>14786</text:p>
          </table:table-cell>
          <table:table-cell office:value-type="float" office:value="162.375">
            <text:p>162.375</text:p>
          </table:table-cell>
          <table:table-cell office:value-type="float" office:value="374.625">
            <text:p>374.625</text:p>
          </table:table-cell>
          <table:table-cell office:value-type="float" office:value="806.375">
            <text:p>806.375</text:p>
          </table:table-cell>
          <table:table-cell office:value-type="float" office:value="0.0390324519230769">
            <text:p>0.0390324519</text:p>
          </table:table-cell>
          <table:table-cell office:value-type="float" office:value="0.053949452764977">
            <text:p>0.0539494528</text:p>
          </table:table-cell>
          <table:table-cell office:value-type="float" office:value="0.0545363857703233">
            <text:p>0.0545363858</text:p>
          </table:table-cell>
          <table:table-cell office:value-type="float" office:value="1.1395997050449">
            <text:p>1.139599705</text:p>
          </table:table-cell>
          <table:table-cell office:value-type="float" office:value="1.19452774984655">
            <text:p>1.1945277498</text:p>
          </table:table-cell>
          <table:table-cell office:value-type="float" office:value="1.19670681624699">
            <text:p>1.1967068162</text:p>
          </table:table-cell>
          <table:table-cell office:value-type="float" office:value="18.1025899280627">
            <text:p>18.1025899281</text:p>
          </table:table-cell>
          <table:table-cell office:value-type="float" office:value="13.1916241180559">
            <text:p>13.1916241181</text:p>
          </table:table-cell>
          <table:table-cell office:value-type="float" office:value="13.0533179420213">
            <text:p>13.05331794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444">
            <text:p>7444</text:p>
          </table:table-cell>
          <table:table-cell office:value-type="float" office:value="13277">
            <text:p>13277</text:p>
          </table:table-cell>
          <table:table-cell office:value-type="float" office:value="58">
            <text:p>58</text:p>
          </table:table-cell>
          <table:table-cell office:value-type="float" office:value="255.875">
            <text:p>255.875</text:p>
          </table:table-cell>
          <table:table-cell office:value-type="float" office:value="513.375">
            <text:p>513.375</text:p>
          </table:table-cell>
          <table:table-cell office:value-type="float" office:value="0.012866015971606">
            <text:p>0.012866016</text:p>
          </table:table-cell>
          <table:table-cell office:value-type="float" office:value="0.0343733207952714">
            <text:p>0.0343733208</text:p>
          </table:table-cell>
          <table:table-cell office:value-type="float" office:value="0.0386664909241546">
            <text:p>0.0386664909</text:p>
          </table:table-cell>
          <table:table-cell office:value-type="float" office:value="1.04535550325991">
            <text:p>1.0453555033</text:p>
          </table:table-cell>
          <table:table-cell office:value-type="float" office:value="1.12262241214114">
            <text:p>1.1226224121</text:p>
          </table:table-cell>
          <table:table-cell office:value-type="float" office:value="1.1382631093745">
            <text:p>1.1382631094</text:p>
          </table:table-cell>
          <table:table-cell office:value-type="float" office:value="0">
            <text:p>0</text:p>
          </table:table-cell>
          <table:table-cell office:value-type="float" office:value="20.5098881893546">
            <text:p>20.5098881894</text:p>
          </table:table-cell>
          <table:table-cell office:value-type="float" office:value="18.2706839401871">
            <text:p>18.27068394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611">
            <text:p>13611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754.875">
            <text:p>754.87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54606568216883">
            <text:p>0.0554606568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20014103240789">
            <text:p>1.2001410324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2.8414539353063">
            <text:p>12.841453935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861">
            <text:p>14861</text:p>
          </table:table-cell>
          <table:table-cell office:value-type="float" office:value="234.125">
            <text:p>234.125</text:p>
          </table:table-cell>
          <table:table-cell office:value-type="float" office:value="392.625">
            <text:p>392.625</text:p>
          </table:table-cell>
          <table:table-cell office:value-type="float" office:value="816.5">
            <text:p>816.5</text:p>
          </table:table-cell>
          <table:table-cell office:value-type="float" office:value="0.0492894736842105">
            <text:p>0.0492894737</text:p>
          </table:table-cell>
          <table:table-cell office:value-type="float" office:value="0.0482162593638708">
            <text:p>0.0482162594</text:p>
          </table:table-cell>
          <table:table-cell office:value-type="float" office:value="0.0549424668595653">
            <text:p>0.0549424669</text:p>
          </table:table-cell>
          <table:table-cell office:value-type="float" office:value="1.17727488423823">
            <text:p>1.1772748842</text:p>
          </table:table-cell>
          <table:table-cell office:value-type="float" office:value="1.17331353080095">
            <text:p>1.1733135308</text:p>
          </table:table-cell>
          <table:table-cell office:value-type="float" office:value="1.19821523635112">
            <text:p>1.1982152364</text:p>
          </table:table-cell>
          <table:table-cell office:value-type="float" office:value="14.4065777289674">
            <text:p>14.406577729</text:p>
          </table:table-cell>
          <table:table-cell office:value-type="float" office:value="14.7196511649749">
            <text:p>14.719651165</text:p>
          </table:table-cell>
          <table:table-cell office:value-type="float" office:value="12.9593571853068">
            <text:p>12.959357185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222">
            <text:p>9222</text:p>
          </table:table-cell>
          <table:table-cell office:value-type="float" office:value="16761">
            <text:p>16761</text:p>
          </table:table-cell>
          <table:table-cell office:value-type="float" office:value="309.875">
            <text:p>309.875</text:p>
          </table:table-cell>
          <table:table-cell office:value-type="float" office:value="537.75">
            <text:p>537.75</text:p>
          </table:table-cell>
          <table:table-cell office:value-type="float" office:value="552.375">
            <text:p>552.375</text:p>
          </table:table-cell>
          <table:table-cell office:value-type="float" office:value="0.0584118755890669">
            <text:p>0.0584118756</text:p>
          </table:table-cell>
          <table:table-cell office:value-type="float" office:value="0.0583116460637606">
            <text:p>0.0583116461</text:p>
          </table:table-cell>
          <table:table-cell office:value-type="float" office:value="0.0329559692142474">
            <text:p>0.0329559692</text:p>
          </table:table-cell>
          <table:table-cell office:value-type="float" office:value="1.21112898109301">
            <text:p>1.2111289811</text:p>
          </table:table-cell>
          <table:table-cell office:value-type="float" office:value="1.21075524743383">
            <text:p>1.2107552474</text:p>
          </table:table-cell>
          <table:table-cell office:value-type="float" office:value="1.11747464022729">
            <text:p>1.1174746402</text:p>
          </table:table-cell>
          <table:table-cell office:value-type="float" office:value="12.2098401479195">
            <text:p>12.2098401479</text:p>
          </table:table-cell>
          <table:table-cell office:value-type="float" office:value="12.2302425414668">
            <text:p>12.2302425415</text:p>
          </table:table-cell>
          <table:table-cell office:value-type="float" office:value="21.3772237090227">
            <text:p>21.37722370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249">
            <text:p>9249</text:p>
          </table:table-cell>
          <table:table-cell office:value-type="float" office:value="16305">
            <text:p>16305</text:p>
          </table:table-cell>
          <table:table-cell office:value-type="float" office:value="374.5">
            <text:p>374.5</text:p>
          </table:table-cell>
          <table:table-cell office:value-type="float" office:value="540.125">
            <text:p>540.125</text:p>
          </table:table-cell>
          <table:table-cell office:value-type="float" office:value="338.75">
            <text:p>338.75</text:p>
          </table:table-cell>
          <table:table-cell office:value-type="float" office:value="0.0703022339027595">
            <text:p>0.0703022339</text:p>
          </table:table-cell>
          <table:table-cell office:value-type="float" office:value="0.0583982052113742">
            <text:p>0.0583982052</text:p>
          </table:table-cell>
          <table:table-cell office:value-type="float" office:value="0.0207758356332413">
            <text:p>0.0207758356</text:p>
          </table:table-cell>
          <table:table-cell office:value-type="float" office:value="1.25574493067943">
            <text:p>1.2557449307</text:p>
          </table:table-cell>
          <table:table-cell office:value-type="float" office:value="1.21107800496875">
            <text:p>1.211078005</text:p>
          </table:table-cell>
          <table:table-cell office:value-type="float" office:value="1.07356142999501">
            <text:p>1.07356143</text:p>
          </table:table-cell>
          <table:table-cell office:value-type="float" office:value="10.2021822547">
            <text:p>10.2021822547</text:p>
          </table:table-cell>
          <table:table-cell office:value-type="float" office:value="12.2126187216792">
            <text:p>12.2126187217</text:p>
          </table:table-cell>
          <table:table-cell office:value-type="float" office:value="33.7085290945564">
            <text:p>33.708529094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5159">
            <text:p>15159</text:p>
          </table:table-cell>
          <table:table-cell office:value-type="float" office:value="437.75">
            <text:p>437.75</text:p>
          </table:table-cell>
          <table:table-cell office:value-type="float" office:value="738">
            <text:p>738</text:p>
          </table:table-cell>
          <table:table-cell office:value-type="float" office:value="286.625">
            <text:p>286.625</text:p>
          </table:table-cell>
          <table:table-cell office:value-type="float" office:value="0.0798522437066764">
            <text:p>0.0798522437</text:p>
          </table:table-cell>
          <table:table-cell office:value-type="float" office:value="0.079218548733362">
            <text:p>0.0792185487</text:p>
          </table:table-cell>
          <table:table-cell office:value-type="float" office:value="0.0189079094927106">
            <text:p>0.0189079095</text:p>
          </table:table-cell>
          <table:table-cell office:value-type="float" office:value="1.29198055939035">
            <text:p>1.2919805594</text:p>
          </table:table-cell>
          <table:table-cell office:value-type="float" office:value="1.28956505435507">
            <text:p>1.2895650544</text:p>
          </table:table-cell>
          <table:table-cell office:value-type="float" office:value="1.0668784009456">
            <text:p>1.0668784009</text:p>
          </table:table-cell>
          <table:table-cell office:value-type="float" office:value="9.02250848763665">
            <text:p>9.0225084876</text:p>
          </table:table-cell>
          <table:table-cell office:value-type="float" office:value="9.09197950746846">
            <text:p>9.0919795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45">
            <text:p>10345</text:p>
          </table:table-cell>
          <table:table-cell office:value-type="float" office:value="16357">
            <text:p>16357</text:p>
          </table:table-cell>
          <table:table-cell office:value-type="float" office:value="471.5">
            <text:p>471.5</text:p>
          </table:table-cell>
          <table:table-cell office:value-type="float" office:value="816.25">
            <text:p>816.25</text:p>
          </table:table-cell>
          <table:table-cell office:value-type="float" office:value="396.625">
            <text:p>396.625</text:p>
          </table:table-cell>
          <table:table-cell office:value-type="float" office:value="0.0784003990688394">
            <text:p>0.0784003991</text:p>
          </table:table-cell>
          <table:table-cell office:value-type="float" office:value="0.0789028516191397">
            <text:p>0.0789028516</text:p>
          </table:table-cell>
          <table:table-cell office:value-type="float" office:value="0.02424802836706">
            <text:p>0.0242480284</text:p>
          </table:table-cell>
          <table:table-cell office:value-type="float" office:value="1.28644877698628">
            <text:p>1.286448777</text:p>
          </table:table-cell>
          <table:table-cell office:value-type="float" office:value="1.28836227425451">
            <text:p>1.2883622743</text:p>
          </table:table-cell>
          <table:table-cell office:value-type="float" office:value="1.0860205143689">
            <text:p>1.0860205144</text:p>
          </table:table-cell>
          <table:table-cell office:value-type="float" office:value="9.18333219054606">
            <text:p>9.1833321905</text:p>
          </table:table-cell>
          <table:table-cell office:value-type="float" office:value="9.1270051428131">
            <text:p>9.1270051428</text:p>
          </table:table-cell>
          <table:table-cell office:value-type="float" office:value="28.930902728797">
            <text:p>28.930902728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70">
            <text:p>70</text:p>
          </table:table-cell>
          <table:table-cell office:value-type="float" office:value="6627">
            <text:p>6627</text:p>
          </table:table-cell>
          <table:table-cell office:value-type="float" office:value="11398">
            <text:p>11398</text:p>
          </table:table-cell>
          <table:table-cell office:value-type="float" office:value="16582">
            <text:p>16582</text:p>
          </table:table-cell>
          <table:table-cell office:value-type="float" office:value="488.5">
            <text:p>488.5</text:p>
          </table:table-cell>
          <table:table-cell office:value-type="float" office:value="882">
            <text:p>882</text:p>
          </table:table-cell>
          <table:table-cell office:value-type="float" office:value="483">
            <text:p>483</text:p>
          </table:table-cell>
          <table:table-cell office:value-type="float" office:value="0.0737135958955787">
            <text:p>0.0737135959</text:p>
          </table:table-cell>
          <table:table-cell office:value-type="float" office:value="0.0773819968415511">
            <text:p>0.0773819968</text:p>
          </table:table-cell>
          <table:table-cell office:value-type="float" office:value="0.0291279700880473">
            <text:p>0.0291279701</text:p>
          </table:table-cell>
          <table:table-cell office:value-type="float" office:value="1.26864762630544">
            <text:p>1.2686476263</text:p>
          </table:table-cell>
          <table:table-cell office:value-type="float" office:value="1.28257341687839">
            <text:p>1.2825734169</text:p>
          </table:table-cell>
          <table:table-cell office:value-type="float" office:value="1.10361083504541">
            <text:p>1.103610835</text:p>
          </table:table-cell>
          <table:table-cell office:value-type="float" office:value="9.74571311611275">
            <text:p>9.7457131161</text:p>
          </table:table-cell>
          <table:table-cell office:value-type="float" office:value="9.29974216354797">
            <text:p>9.2997421635</text:p>
          </table:table-cell>
          <table:table-cell office:value-type="float" office:value="24.1415332656272">
            <text:p>24.141533265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113">
            <text:p>7113</text:p>
          </table:table-cell>
          <table:table-cell office:value-type="float" office:value="11142">
            <text:p>11142</text:p>
          </table:table-cell>
          <table:table-cell office:value-type="float" office:value="16224">
            <text:p>16224</text:p>
          </table:table-cell>
          <table:table-cell office:value-type="float" office:value="500.375">
            <text:p>500.375</text:p>
          </table:table-cell>
          <table:table-cell office:value-type="float" office:value="158.875">
            <text:p>158.875</text:p>
          </table:table-cell>
          <table:table-cell office:value-type="float" office:value="425.875">
            <text:p>425.875</text:p>
          </table:table-cell>
          <table:table-cell office:value-type="float" office:value="0.0703465485730353">
            <text:p>0.0703465486</text:p>
          </table:table-cell>
          <table:table-cell office:value-type="float" office:value="0.0142591096751032">
            <text:p>0.0142591097</text:p>
          </table:table-cell>
          <table:table-cell office:value-type="float" office:value="0.0262496918145957">
            <text:p>0.0262496918</text:p>
          </table:table-cell>
          <table:table-cell office:value-type="float" office:value="1.25591224832205">
            <text:p>1.2559122483</text:p>
          </table:table-cell>
          <table:table-cell office:value-type="float" office:value="1.05030539539197">
            <text:p>1.0503053954</text:p>
          </table:table-cell>
          <table:table-cell office:value-type="float" office:value="1.09322445213899">
            <text:p>1.0932244521</text:p>
          </table:table-cell>
          <table:table-cell office:value-type="float" office:value="10.1959688703781">
            <text:p>10.1959688704</text:p>
          </table:table-cell>
          <table:table-cell office:value-type="float" office:value="0">
            <text:p>0</text:p>
          </table:table-cell>
          <table:table-cell office:value-type="float" office:value="26.7509938186756">
            <text:p>26.750993818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798">
            <text:p>7798</text:p>
          </table:table-cell>
          <table:table-cell office:value-type="float" office:value="11279">
            <text:p>11279</text:p>
          </table:table-cell>
          <table:table-cell office:value-type="float" office:value="16387">
            <text:p>16387</text:p>
          </table:table-cell>
          <table:table-cell office:value-type="float" office:value="380.125">
            <text:p>380.125</text:p>
          </table:table-cell>
          <table:table-cell office:value-type="float" office:value="201.125">
            <text:p>201.125</text:p>
          </table:table-cell>
          <table:table-cell office:value-type="float" office:value="486.75">
            <text:p>486.75</text:p>
          </table:table-cell>
          <table:table-cell office:value-type="float" office:value="0.048746473454732">
            <text:p>0.0487464735</text:p>
          </table:table-cell>
          <table:table-cell office:value-type="float" office:value="0.0178318113307917">
            <text:p>0.0178318113</text:p>
          </table:table-cell>
          <table:table-cell office:value-type="float" office:value="0.029703423445414">
            <text:p>0.0297034234</text:p>
          </table:table-cell>
          <table:table-cell office:value-type="float" office:value="1.17527004569314">
            <text:p>1.1752700457</text:p>
          </table:table-cell>
          <table:table-cell office:value-type="float" office:value="1.06303456770863">
            <text:p>1.0630345677</text:p>
          </table:table-cell>
          <table:table-cell office:value-type="float" office:value="1.10569127705313">
            <text:p>1.1056912771</text:p>
          </table:table-cell>
          <table:table-cell office:value-type="float" office:value="14.5632567923331">
            <text:p>14.5632567923</text:p>
          </table:table-cell>
          <table:table-cell office:value-type="float" office:value="0">
            <text:p>0</text:p>
          </table:table-cell>
          <table:table-cell office:value-type="float" office:value="23.6804819364771">
            <text:p>23.680481936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585">
            <text:p>8585</text:p>
          </table:table-cell>
          <table:table-cell office:value-type="float" office:value="11732">
            <text:p>11732</text:p>
          </table:table-cell>
          <table:table-cell office:value-type="float" office:value="17918">
            <text:p>17918</text:p>
          </table:table-cell>
          <table:table-cell office:value-type="float" office:value="391.375">
            <text:p>391.375</text:p>
          </table:table-cell>
          <table:table-cell office:value-type="float" office:value="293.25">
            <text:p>293.25</text:p>
          </table:table-cell>
          <table:table-cell office:value-type="float" office:value="329.125">
            <text:p>329.125</text:p>
          </table:table-cell>
          <table:table-cell office:value-type="float" office:value="0.0455882352941176">
            <text:p>0.0455882353</text:p>
          </table:table-cell>
          <table:table-cell office:value-type="float" office:value="0.0249957381520627">
            <text:p>0.0249957382</text:p>
          </table:table-cell>
          <table:table-cell office:value-type="float" office:value="0.0183684004911262">
            <text:p>0.0183684005</text:p>
          </table:table-cell>
          <table:table-cell office:value-type="float" office:value="1.16363226643599">
            <text:p>1.1636322664</text:p>
          </table:table-cell>
          <table:table-cell office:value-type="float" office:value="1.08870966590672">
            <text:p>1.0887096659</text:p>
          </table:table-cell>
          <table:table-cell office:value-type="float" office:value="1.06495070206668">
            <text:p>1.0649507021</text:p>
          </table:table-cell>
          <table:table-cell office:value-type="float" office:value="15.5485174544481">
            <text:p>15.5485174544</text:p>
          </table:table-cell>
          <table:table-cell office:value-type="float" office:value="28.0757621126016">
            <text:p>28.0757621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182">
            <text:p>9182</text:p>
          </table:table-cell>
          <table:table-cell office:value-type="float" office:value="12021">
            <text:p>12021</text:p>
          </table:table-cell>
          <table:table-cell office:value-type="float" office:value="18676">
            <text:p>18676</text:p>
          </table:table-cell>
          <table:table-cell office:value-type="float" office:value="93.25">
            <text:p>93.25</text:p>
          </table:table-cell>
          <table:table-cell office:value-type="float" office:value="399.875">
            <text:p>399.875</text:p>
          </table:table-cell>
          <table:table-cell office:value-type="float" office:value="191.375">
            <text:p>191.375</text:p>
          </table:table-cell>
          <table:table-cell office:value-type="float" office:value="0.0101557394903071">
            <text:p>0.0101557395</text:p>
          </table:table-cell>
          <table:table-cell office:value-type="float" office:value="0.0332647034356543">
            <text:p>0.0332647034</text:p>
          </table:table-cell>
          <table:table-cell office:value-type="float" office:value="0.0102471085885629">
            <text:p>0.0102471086</text:p>
          </table:table-cell>
          <table:table-cell office:value-type="float" office:value="1.03574724074348">
            <text:p>1.0357472407</text:p>
          </table:table-cell>
          <table:table-cell office:value-type="float" office:value="1.11859528139433">
            <text:p>1.1185952814</text:p>
          </table:table-cell>
          <table:table-cell office:value-type="float" office:value="1.03607068639944">
            <text:p>1.0360706864</text:p>
          </table:table-cell>
          <table:table-cell office:value-type="float" office:value="0">
            <text:p>0</text:p>
          </table:table-cell>
          <table:table-cell office:value-type="float" office:value="21.1820007514798">
            <text:p>21.1820007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806">
            <text:p>8806</text:p>
          </table:table-cell>
          <table:table-cell office:value-type="float" office:value="11901">
            <text:p>11901</text:p>
          </table:table-cell>
          <table:table-cell office:value-type="float" office:value="18207">
            <text:p>18207</text:p>
          </table:table-cell>
          <table:table-cell office:value-type="float" office:value="110">
            <text:p>110</text:p>
          </table:table-cell>
          <table:table-cell office:value-type="float" office:value="287.5">
            <text:p>287.5</text:p>
          </table:table-cell>
          <table:table-cell office:value-type="float" office:value="288.375">
            <text:p>288.375</text:p>
          </table:table-cell>
          <table:table-cell office:value-type="float" office:value="0.0124914830797184">
            <text:p>0.0124914831</text:p>
          </table:table-cell>
          <table:table-cell office:value-type="float" office:value="0.0241576338122847">
            <text:p>0.0241576338</text:p>
          </table:table-cell>
          <table:table-cell office:value-type="float" office:value="0.0158386884165431">
            <text:p>0.0158386884</text:p>
          </table:table-cell>
          <table:table-cell office:value-type="float" office:value="1.04402602359209">
            <text:p>1.0440260236</text:p>
          </table:table-cell>
          <table:table-cell office:value-type="float" office:value="1.08569555723496">
            <text:p>1.0856955572</text:p>
          </table:table-cell>
          <table:table-cell office:value-type="float" office:value="1.05592710299738">
            <text:p>1.055927103</text:p>
          </table:table-cell>
          <table:table-cell office:value-type="float" office:value="0">
            <text:p>0</text:p>
          </table:table-cell>
          <table:table-cell office:value-type="float" office:value="29.0378716469901">
            <text:p>29.037871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8737">
            <text:p>8737</text:p>
          </table:table-cell>
          <table:table-cell office:value-type="float" office:value="12057">
            <text:p>12057</text:p>
          </table:table-cell>
          <table:table-cell office:value-type="float" office:value="18813">
            <text:p>18813</text:p>
          </table:table-cell>
          <table:table-cell office:value-type="float" office:value="211.5">
            <text:p>211.5</text:p>
          </table:table-cell>
          <table:table-cell office:value-type="float" office:value="256.125">
            <text:p>256.125</text:p>
          </table:table-cell>
          <table:table-cell office:value-type="float" office:value="438.875">
            <text:p>438.875</text:p>
          </table:table-cell>
          <table:table-cell office:value-type="float" office:value="0.02420739384228">
            <text:p>0.0242073938</text:p>
          </table:table-cell>
          <table:table-cell office:value-type="float" office:value="0.0212428464792237">
            <text:p>0.0212428465</text:p>
          </table:table-cell>
          <table:table-cell office:value-type="float" office:value="0.0233282836336576">
            <text:p>0.0233282836</text:p>
          </table:table-cell>
          <table:table-cell office:value-type="float" office:value="1.08587443436458">
            <text:p>1.0858744344</text:p>
          </table:table-cell>
          <table:table-cell office:value-type="float" office:value="1.0752344293893">
            <text:p>1.0752344294</text:p>
          </table:table-cell>
          <table:table-cell office:value-type="float" office:value="1.08271564199969">
            <text:p>1.082715642</text:p>
          </table:table-cell>
          <table:table-cell office:value-type="float" office:value="28.9788889905495">
            <text:p>28.9788889905</text:p>
          </table:table-cell>
          <table:table-cell office:value-type="float" office:value="32.9750345975557">
            <text:p>32.9750345976</text:p>
          </table:table-cell>
          <table:table-cell office:value-type="float" office:value="30.0579796260061">
            <text:p>30.0579796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249">
            <text:p>24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9344">
            <text:p>9344</text:p>
          </table:table-cell>
          <table:table-cell office:value-type="float" office:value="13380">
            <text:p>13380</text:p>
          </table:table-cell>
          <table:table-cell office:value-type="float" office:value="18898">
            <text:p>18898</text:p>
          </table:table-cell>
          <table:table-cell office:value-type="float" office:value="174.125">
            <text:p>174.125</text:p>
          </table:table-cell>
          <table:table-cell office:value-type="float" office:value="281.5">
            <text:p>281.5</text:p>
          </table:table-cell>
          <table:table-cell office:value-type="float" office:value="145">
            <text:p>145</text:p>
          </table:table-cell>
          <table:table-cell office:value-type="float" office:value="0.0186349529109589">
            <text:p>0.0186349529</text:p>
          </table:table-cell>
          <table:table-cell office:value-type="float" office:value="0.0210388639760837">
            <text:p>0.021038864</text:p>
          </table:table-cell>
          <table:table-cell office:value-type="float" office:value="0.00767276960524923">
            <text:p>0.0076727696</text:p>
          </table:table-cell>
          <table:table-cell office:value-type="float" office:value="1.06590296766954">
            <text:p>1.0659029677</text:p>
          </table:table-cell>
          <table:table-cell office:value-type="float" office:value="1.07450358615921">
            <text:p>1.0745035862</text:p>
          </table:table-cell>
          <table:table-cell office:value-type="float" office:value="1.02697008154947">
            <text:p>1.0269700815</text:p>
          </table:table-cell>
          <table:table-cell office:value-type="float" office:value="0">
            <text:p>0</text:p>
          </table:table-cell>
          <table:table-cell office:value-type="float" office:value="33.2914074578327">
            <text:p>33.2914074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9182">
            <text:p>9182</text:p>
          </table:table-cell>
          <table:table-cell office:value-type="float" office:value="13235">
            <text:p>13235</text:p>
          </table:table-cell>
          <table:table-cell office:value-type="float" office:value="18193">
            <text:p>18193</text:p>
          </table:table-cell>
          <table:table-cell office:value-type="float" office:value="93.25">
            <text:p>93.25</text:p>
          </table:table-cell>
          <table:table-cell office:value-type="float" office:value="73.25">
            <text:p>73.25</text:p>
          </table:table-cell>
          <table:table-cell office:value-type="float" office:value="285.75">
            <text:p>285.75</text:p>
          </table:table-cell>
          <table:table-cell office:value-type="float" office:value="0.0101557394903071">
            <text:p>0.0101557395</text:p>
          </table:table-cell>
          <table:table-cell office:value-type="float" office:value="0.00553456743483189">
            <text:p>0.0055345674</text:p>
          </table:table-cell>
          <table:table-cell office:value-type="float" office:value="0.0157065904468752">
            <text:p>0.0157065904</text:p>
          </table:table-cell>
          <table:table-cell office:value-type="float" office:value="1.03574724074348">
            <text:p>1.0357472407</text:p>
          </table:table-cell>
          <table:table-cell office:value-type="float" office:value="1.01943102363783">
            <text:p>1.0194310236</text:p>
          </table:table-cell>
          <table:table-cell office:value-type="float" office:value="1.05545659265166">
            <text:p>1.05545659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8882">
            <text:p>8882</text:p>
          </table:table-cell>
          <table:table-cell office:value-type="float" office:value="13146">
            <text:p>13146</text:p>
          </table:table-cell>
          <table:table-cell office:value-type="float" office:value="18617">
            <text:p>18617</text:p>
          </table:table-cell>
          <table:table-cell office:value-type="float" office:value="154">
            <text:p>154</text:p>
          </table:table-cell>
          <table:table-cell office:value-type="float" office:value="249.875">
            <text:p>249.875</text:p>
          </table:table-cell>
          <table:table-cell office:value-type="float" office:value="383.375">
            <text:p>383.375</text:p>
          </table:table-cell>
          <table:table-cell office:value-type="float" office:value="0.0173384372888989">
            <text:p>0.0173384373</text:p>
          </table:table-cell>
          <table:table-cell office:value-type="float" office:value="0.0190076829453826">
            <text:p>0.0190076829</text:p>
          </table:table-cell>
          <table:table-cell office:value-type="float" office:value="0.0205927378202718">
            <text:p>0.0205927378</text:p>
          </table:table-cell>
          <table:table-cell office:value-type="float" office:value="1.06127374847008">
            <text:p>1.0612737485</text:p>
          </table:table-cell>
          <table:table-cell office:value-type="float" office:value="1.06723502265031">
            <text:p>1.0672350227</text:p>
          </table:table-cell>
          <table:table-cell office:value-type="float" office:value="1.07290574163878">
            <text:p>1.0729057416</text:p>
          </table:table-cell>
          <table:table-cell table:number-columns-repeated="2" office:value-type="float" office:value="0">
            <text:p>0</text:p>
          </table:table-cell>
          <table:table-cell office:value-type="float" office:value="34.0051837692079">
            <text:p>34.005183769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9350">
            <text:p>9350</text:p>
          </table:table-cell>
          <table:table-cell office:value-type="float" office:value="13651">
            <text:p>13651</text:p>
          </table:table-cell>
          <table:table-cell office:value-type="float" office:value="19133">
            <text:p>19133</text:p>
          </table:table-cell>
          <table:table-cell office:value-type="float" office:value="253.75">
            <text:p>253.75</text:p>
          </table:table-cell>
          <table:table-cell office:value-type="float" office:value="231.375">
            <text:p>231.375</text:p>
          </table:table-cell>
          <table:table-cell office:value-type="float" office:value="331.625">
            <text:p>331.625</text:p>
          </table:table-cell>
          <table:table-cell office:value-type="float" office:value="0.0271390374331551">
            <text:p>0.0271390374</text:p>
          </table:table-cell>
          <table:table-cell office:value-type="float" office:value="0.0169493077430225">
            <text:p>0.0169493077</text:p>
          </table:table-cell>
          <table:table-cell office:value-type="float" office:value="0.0173326190351748">
            <text:p>0.017332619</text:p>
          </table:table-cell>
          <table:table-cell office:value-type="float" office:value="1.09643022462753">
            <text:p>1.0964302246</text:p>
          </table:table-cell>
          <table:table-cell office:value-type="float" office:value="1.0598856440052">
            <text:p>1.059885644</text:p>
          </table:table-cell>
          <table:table-cell office:value-type="float" office:value="1.06125298920104">
            <text:p>1.0612529892</text:p>
          </table:table-cell>
          <table:table-cell office:value-type="float" office:value="25.8856225097006">
            <text:p>25.8856225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1">
            <text:p>311</text:p>
          </table:table-cell>
          <table:table-cell office:value-type="float" office:value="10213">
            <text:p>10213</text:p>
          </table:table-cell>
          <table:table-cell office:value-type="float" office:value="13636">
            <text:p>13636</text:p>
          </table:table-cell>
          <table:table-cell office:value-type="float" office:value="19784">
            <text:p>19784</text:p>
          </table:table-cell>
          <table:table-cell office:value-type="float" office:value="143.25">
            <text:p>143.25</text:p>
          </table:table-cell>
          <table:table-cell office:value-type="float" office:value="120.5">
            <text:p>120.5</text:p>
          </table:table-cell>
          <table:table-cell office:value-type="float" office:value="238.375">
            <text:p>238.375</text:p>
          </table:table-cell>
          <table:table-cell office:value-type="float" office:value="0.0140262410653089">
            <text:p>0.0140262411</text:p>
          </table:table-cell>
          <table:table-cell office:value-type="float" office:value="0.00883690231739513">
            <text:p>0.0088369023</text:p>
          </table:table-cell>
          <table:table-cell office:value-type="float" office:value="0.0120488778811161">
            <text:p>0.0120488779</text:p>
          </table:table-cell>
          <table:table-cell office:value-type="float" office:value="1.04947744518789">
            <text:p>1.0494774452</text:p>
          </table:table-cell>
          <table:table-cell office:value-type="float" office:value="1.03108221616231">
            <text:p>1.0310822162</text:p>
          </table:table-cell>
          <table:table-cell office:value-type="float" office:value="1.04245561648197">
            <text:p>1.04245561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445">
            <text:p>13445</text:p>
          </table:table-cell>
          <table:table-cell office:value-type="float" office:value="19506">
            <text:p>19506</text:p>
          </table:table-cell>
          <table:table-cell office:value-type="float" office:value="24.375">
            <text:p>24.375</text:p>
          </table:table-cell>
          <table:table-cell office:value-type="float" office:value="107.5">
            <text:p>107.5</text:p>
          </table:table-cell>
          <table:table-cell office:value-type="float" office:value="446.375">
            <text:p>446.375</text:p>
          </table:table-cell>
          <table:table-cell office:value-type="float" office:value="0.00236880466472303">
            <text:p>0.0023688047</text:p>
          </table:table-cell>
          <table:table-cell office:value-type="float" office:value="0.00799553737448866">
            <text:p>0.0079955374</text:p>
          </table:table-cell>
          <table:table-cell office:value-type="float" office:value="0.0228839844150518">
            <text:p>0.0228839844</text:p>
          </table:table-cell>
          <table:table-cell office:value-type="float" office:value="1.00830181434819">
            <text:p>1.0083018143</text:p>
          </table:table-cell>
          <table:table-cell office:value-type="float" office:value="1.02810968090181">
            <text:p>1.0281096809</text:p>
          </table:table-cell>
          <table:table-cell office:value-type="float" office:value="1.08112035186839">
            <text:p>1.0811203519</text:p>
          </table:table-cell>
          <table:table-cell table:number-columns-repeated="2" office:value-type="float" office:value="0">
            <text:p>0</text:p>
          </table:table-cell>
          <table:table-cell office:value-type="float" office:value="30.6348861674921">
            <text:p>30.634886167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828">
            <text:p>9828</text:p>
          </table:table-cell>
          <table:table-cell office:value-type="float" office:value="13468">
            <text:p>13468</text:p>
          </table:table-cell>
          <table:table-cell office:value-type="float" office:value="21101">
            <text:p>21101</text:p>
          </table:table-cell>
          <table:table-cell office:value-type="float" office:value="100.75">
            <text:p>100.75</text:p>
          </table:table-cell>
          <table:table-cell office:value-type="float" office:value="175.5">
            <text:p>175.5</text:p>
          </table:table-cell>
          <table:table-cell office:value-type="float" office:value="852.75">
            <text:p>852.75</text:p>
          </table:table-cell>
          <table:table-cell office:value-type="float" office:value="0.0102513227513228">
            <text:p>0.0102513228</text:p>
          </table:table-cell>
          <table:table-cell office:value-type="float" office:value="0.013030888030888">
            <text:p>0.013030888</text:p>
          </table:table-cell>
          <table:table-cell office:value-type="float" office:value="0.0404127766456566">
            <text:p>0.0404127766</text:p>
          </table:table-cell>
          <table:table-cell office:value-type="float" office:value="1.03608560528121">
            <text:p>1.0360856053</text:p>
          </table:table-cell>
          <table:table-cell office:value-type="float" office:value="1.04594092403214">
            <text:p>1.045940924</text:p>
          </table:table-cell>
          <table:table-cell office:value-type="float" office:value="1.14464577559157">
            <text:p>1.14464577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4959693993333">
            <text:p>17.495969399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0063">
            <text:p>10063</text:p>
          </table:table-cell>
          <table:table-cell office:value-type="float" office:value="13978">
            <text:p>13978</text:p>
          </table:table-cell>
          <table:table-cell office:value-type="float" office:value="21244">
            <text:p>21244</text:p>
          </table:table-cell>
          <table:table-cell office:value-type="float" office:value="100.125">
            <text:p>100.125</text:p>
          </table:table-cell>
          <table:table-cell office:value-type="float" office:value="179.375">
            <text:p>179.375</text:p>
          </table:table-cell>
          <table:table-cell office:value-type="float" office:value="750.5">
            <text:p>750.5</text:p>
          </table:table-cell>
          <table:table-cell office:value-type="float" office:value="0.00994981615820332">
            <text:p>0.0099498162</text:p>
          </table:table-cell>
          <table:table-cell office:value-type="float" office:value="0.0128326656173988">
            <text:p>0.0128326656</text:p>
          </table:table-cell>
          <table:table-cell office:value-type="float" office:value="0.0353276219167765">
            <text:p>0.0353276219</text:p>
          </table:table-cell>
          <table:table-cell office:value-type="float" office:value="1.03501839428321">
            <text:p>1.0350183943</text:p>
          </table:table-cell>
          <table:table-cell office:value-type="float" office:value="1.04523709718232">
            <text:p>1.0452370972</text:p>
          </table:table-cell>
          <table:table-cell office:value-type="float" office:value="1.1260928368145">
            <text:p>1.1260928368</text:p>
          </table:table-cell>
          <table:table-cell table:number-columns-repeated="2" office:value-type="float" office:value="0">
            <text:p>0</text:p>
          </table:table-cell>
          <table:table-cell office:value-type="float" office:value="19.9651128202647">
            <text:p>19.965112820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050">
            <text:p>10050</text:p>
          </table:table-cell>
          <table:table-cell office:value-type="float" office:value="14300">
            <text:p>14300</text:p>
          </table:table-cell>
          <table:table-cell office:value-type="float" office:value="20988">
            <text:p>20988</text:p>
          </table:table-cell>
          <table:table-cell office:value-type="float" office:value="66.875">
            <text:p>66.875</text:p>
          </table:table-cell>
          <table:table-cell office:value-type="float" office:value="160.875">
            <text:p>160.875</text:p>
          </table:table-cell>
          <table:table-cell office:value-type="float" office:value="959.25">
            <text:p>959.25</text:p>
          </table:table-cell>
          <table:table-cell office:value-type="float" office:value="0.00665422885572139">
            <text:p>0.0066542289</text:p>
          </table:table-cell>
          <table:table-cell office:value-type="float" office:value="0.01125">
            <text:p>0.01125</text:p>
          </table:table-cell>
          <table:table-cell office:value-type="float" office:value="0.0457046883933676">
            <text:p>0.0457046884</text:p>
          </table:table-cell>
          <table:table-cell office:value-type="float" office:value="1.02337658736789">
            <text:p>1.0233765874</text:p>
          </table:table-cell>
          <table:table-cell office:value-type="float" office:value="1.0396230625">
            <text:p>1.0396230625</text:p>
          </table:table-cell>
          <table:table-cell office:value-type="float" office:value="1.16406068971741">
            <text:p>1.1640606897</text:p>
          </table:table-cell>
          <table:table-cell table:number-columns-repeated="2" office:value-type="float" office:value="0">
            <text:p>0</text:p>
          </table:table-cell>
          <table:table-cell office:value-type="float" office:value="15.5097707222007">
            <text:p>15.509770722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9">
            <text:p>369</text:p>
          </table:table-cell>
          <table:table-cell office:value-type="float" office:value="10012">
            <text:p>10012</text:p>
          </table:table-cell>
          <table:table-cell office:value-type="float" office:value="14056">
            <text:p>14056</text:p>
          </table:table-cell>
          <table:table-cell office:value-type="float" office:value="22396">
            <text:p>22396</text:p>
          </table:table-cell>
          <table:table-cell office:value-type="float" office:value="30.5">
            <text:p>30.5</text:p>
          </table:table-cell>
          <table:table-cell office:value-type="float" office:value="274.375">
            <text:p>274.375</text:p>
          </table:table-cell>
          <table:table-cell office:value-type="float" office:value="1223.75">
            <text:p>1223.75</text:p>
          </table:table-cell>
          <table:table-cell office:value-type="float" office:value="0.00304634438673592">
            <text:p>0.0030463444</text:p>
          </table:table-cell>
          <table:table-cell office:value-type="float" office:value="0.0195201337507114">
            <text:p>0.0195201338</text:p>
          </table:table-cell>
          <table:table-cell office:value-type="float" office:value="0.0546414538310413">
            <text:p>0.0546414538</text:p>
          </table:table-cell>
          <table:table-cell office:value-type="float" office:value="1.01068039457326">
            <text:p>1.0106803946</text:p>
          </table:table-cell>
          <table:table-cell office:value-type="float" office:value="1.06906729794592">
            <text:p>1.0690672979</text:p>
          </table:table-cell>
          <table:table-cell office:value-type="float" office:value="1.19709703782311">
            <text:p>1.1970970378</text:p>
          </table:table-cell>
          <table:table-cell table:number-columns-repeated="2" office:value-type="float" office:value="0">
            <text:p>0</text:p>
          </table:table-cell>
          <table:table-cell office:value-type="float" office:value="13.0288729546484">
            <text:p>13.028872954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9828">
            <text:p>9828</text:p>
          </table:table-cell>
          <table:table-cell office:value-type="float" office:value="14730">
            <text:p>14730</text:p>
          </table:table-cell>
          <table:table-cell office:value-type="float" office:value="24769">
            <text:p>24769</text:p>
          </table:table-cell>
          <table:table-cell office:value-type="float" office:value="100.75">
            <text:p>100.75</text:p>
          </table:table-cell>
          <table:table-cell office:value-type="float" office:value="483">
            <text:p>483</text:p>
          </table:table-cell>
          <table:table-cell office:value-type="float" office:value="1132.5">
            <text:p>1132.5</text:p>
          </table:table-cell>
          <table:table-cell office:value-type="float" office:value="0.0102513227513228">
            <text:p>0.0102513228</text:p>
          </table:table-cell>
          <table:table-cell office:value-type="float" office:value="0.0327902240325866">
            <text:p>0.032790224</text:p>
          </table:table-cell>
          <table:table-cell office:value-type="float" office:value="0.0457224756752392">
            <text:p>0.0457224757</text:p>
          </table:table-cell>
          <table:table-cell office:value-type="float" office:value="1.03608560528121">
            <text:p>1.0360856053</text:p>
          </table:table-cell>
          <table:table-cell office:value-type="float" office:value="1.11687317374658">
            <text:p>1.1168731737</text:p>
          </table:table-cell>
          <table:table-cell office:value-type="float" office:value="1.16412613263581">
            <text:p>1.1641261326</text:p>
          </table:table-cell>
          <table:table-cell office:value-type="float" office:value="0">
            <text:p>0</text:p>
          </table:table-cell>
          <table:table-cell office:value-type="float" office:value="21.4835463514881">
            <text:p>21.4835463515</text:p>
          </table:table-cell>
          <table:table-cell office:value-type="float" office:value="15.5038698410321">
            <text:p>15.50386984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124">
            <text:p>15124</text:p>
          </table:table-cell>
          <table:table-cell office:value-type="float" office:value="25672">
            <text:p>25672</text:p>
          </table:table-cell>
          <table:table-cell office:value-type="float" office:value="145.125">
            <text:p>145.125</text:p>
          </table:table-cell>
          <table:table-cell office:value-type="float" office:value="744.5">
            <text:p>744.5</text:p>
          </table:table-cell>
          <table:table-cell office:value-type="float" office:value="1289.5">
            <text:p>1289.5</text:p>
          </table:table-cell>
          <table:table-cell office:value-type="float" office:value="0.0139812138728324">
            <text:p>0.0139812139</text:p>
          </table:table-cell>
          <table:table-cell office:value-type="float" office:value="0.0492263951335625">
            <text:p>0.0492263951</text:p>
          </table:table-cell>
          <table:table-cell office:value-type="float" office:value="0.0502298223745715">
            <text:p>0.0502298224</text:p>
          </table:table-cell>
          <table:table-cell office:value-type="float" office:value="1.04931737826397">
            <text:p>1.0493173783</text:p>
          </table:table-cell>
          <table:table-cell office:value-type="float" office:value="1.17704192940405">
            <text:p>1.1770419294</text:p>
          </table:table-cell>
          <table:table-cell office:value-type="float" office:value="1.18074952702033">
            <text:p>1.180749527</text:p>
          </table:table-cell>
          <table:table-cell office:value-type="float" office:value="0">
            <text:p>0</text:p>
          </table:table-cell>
          <table:table-cell office:value-type="float" office:value="14.4246012079758">
            <text:p>14.424601208</text:p>
          </table:table-cell>
          <table:table-cell office:value-type="float" office:value="14.1432576973826">
            <text:p>14.143257697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10778">
            <text:p>10778</text:p>
          </table:table-cell>
          <table:table-cell office:value-type="float" office:value="16027">
            <text:p>16027</text:p>
          </table:table-cell>
          <table:table-cell office:value-type="float" office:value="27273">
            <text:p>27273</text:p>
          </table:table-cell>
          <table:table-cell office:value-type="float" office:value="129.5">
            <text:p>129.5</text:p>
          </table:table-cell>
          <table:table-cell office:value-type="float" office:value="831.875">
            <text:p>831.875</text:p>
          </table:table-cell>
          <table:table-cell office:value-type="float" office:value="1495">
            <text:p>1495</text:p>
          </table:table-cell>
          <table:table-cell office:value-type="float" office:value="0.0120152161811097">
            <text:p>0.0120152162</text:p>
          </table:table-cell>
          <table:table-cell office:value-type="float" office:value="0.051904598490048">
            <text:p>0.0519045985</text:p>
          </table:table-cell>
          <table:table-cell office:value-type="float" office:value="0.0548161185054816">
            <text:p>0.0548161185</text:p>
          </table:table-cell>
          <table:table-cell office:value-type="float" office:value="1.04233621285685">
            <text:p>1.0423362129</text:p>
          </table:table-cell>
          <table:table-cell office:value-type="float" office:value="1.18694650591022">
            <text:p>1.1869465059</text:p>
          </table:table-cell>
          <table:table-cell office:value-type="float" office:value="1.19774583619128">
            <text:p>1.1977458362</text:p>
          </table:table-cell>
          <table:table-cell office:value-type="float" office:value="0">
            <text:p>0</text:p>
          </table:table-cell>
          <table:table-cell office:value-type="float" office:value="13.6979045838802">
            <text:p>13.6979045839</text:p>
          </table:table-cell>
          <table:table-cell office:value-type="float" office:value="12.9884430457136">
            <text:p>12.988443045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6874">
            <text:p>16874</text:p>
          </table:table-cell>
          <table:table-cell office:value-type="float" office:value="28928">
            <text:p>28928</text:p>
          </table:table-cell>
          <table:table-cell office:value-type="float" office:value="198.375">
            <text:p>198.375</text:p>
          </table:table-cell>
          <table:table-cell office:value-type="float" office:value="939.25">
            <text:p>939.25</text:p>
          </table:table-cell>
          <table:table-cell office:value-type="float" office:value="1539.125">
            <text:p>1539.125</text:p>
          </table:table-cell>
          <table:table-cell office:value-type="float" office:value="0.0185051305970149">
            <text:p>0.0185051306</text:p>
          </table:table-cell>
          <table:table-cell office:value-type="float" office:value="0.0556625577812018">
            <text:p>0.0556625578</text:p>
          </table:table-cell>
          <table:table-cell office:value-type="float" office:value="0.0532053719579646">
            <text:p>0.053205372</text:p>
          </table:table-cell>
          <table:table-cell office:value-type="float" office:value="1.06543913921204">
            <text:p>1.0654391392</text:p>
          </table:table-cell>
          <table:table-cell office:value-type="float" office:value="1.20089166009815">
            <text:p>1.2008916601</text:p>
          </table:table-cell>
          <table:table-cell office:value-type="float" office:value="1.19176719259904">
            <text:p>1.1917671926</text:p>
          </table:table-cell>
          <table:table-cell office:value-type="float" office:value="0">
            <text:p>0</text:p>
          </table:table-cell>
          <table:table-cell office:value-type="float" office:value="12.7961097615966">
            <text:p>12.7961097616</text:p>
          </table:table-cell>
          <table:table-cell office:value-type="float" office:value="13.3713462707389">
            <text:p>13.371346270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799">
            <text:p>10799</text:p>
          </table:table-cell>
          <table:table-cell office:value-type="float" office:value="17734">
            <text:p>17734</text:p>
          </table:table-cell>
          <table:table-cell office:value-type="float" office:value="30330">
            <text:p>30330</text:p>
          </table:table-cell>
          <table:table-cell office:value-type="float" office:value="373">
            <text:p>373</text:p>
          </table:table-cell>
          <table:table-cell office:value-type="float" office:value="755.5">
            <text:p>755.5</text:p>
          </table:table-cell>
          <table:table-cell office:value-type="float" office:value="1275.625">
            <text:p>1275.625</text:p>
          </table:table-cell>
          <table:table-cell office:value-type="float" office:value="0.0345402352069636">
            <text:p>0.0345402352</text:p>
          </table:table-cell>
          <table:table-cell office:value-type="float" office:value="0.042601781887899">
            <text:p>0.0426017819</text:p>
          </table:table-cell>
          <table:table-cell office:value-type="float" office:value="0.0420581932080448">
            <text:p>0.0420581932</text:p>
          </table:table-cell>
          <table:table-cell office:value-type="float" office:value="1.12322915780675">
            <text:p>1.1232291578</text:p>
          </table:table-cell>
          <table:table-cell office:value-type="float" office:value="1.15266346377489">
            <text:p>1.1526634638</text:p>
          </table:table-cell>
          <table:table-cell office:value-type="float" office:value="1.15067070379537">
            <text:p>1.1506707038</text:p>
          </table:table-cell>
          <table:table-cell office:value-type="float" office:value="20.4124309627798">
            <text:p>20.4124309628</text:p>
          </table:table-cell>
          <table:table-cell office:value-type="float" office:value="16.6145438720793">
            <text:p>16.6145438721</text:p>
          </table:table-cell>
          <table:table-cell office:value-type="float" office:value="16.8248634450357">
            <text:p>16.82486344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8592">
            <text:p>18592</text:p>
          </table:table-cell>
          <table:table-cell office:value-type="float" office:value="31407">
            <text:p>31407</text:p>
          </table:table-cell>
          <table:table-cell office:value-type="float" office:value="424.875">
            <text:p>424.875</text:p>
          </table:table-cell>
          <table:table-cell office:value-type="float" office:value="550.375">
            <text:p>550.375</text:p>
          </table:table-cell>
          <table:table-cell office:value-type="float" office:value="962.875">
            <text:p>962.875</text:p>
          </table:table-cell>
          <table:table-cell office:value-type="float" office:value="0.0378541518175339">
            <text:p>0.0378541518</text:p>
          </table:table-cell>
          <table:table-cell office:value-type="float" office:value="0.0296027861445783">
            <text:p>0.0296027861</text:p>
          </table:table-cell>
          <table:table-cell office:value-type="float" office:value="0.0306579743369313">
            <text:p>0.0306579743</text:p>
          </table:table-cell>
          <table:table-cell office:value-type="float" office:value="1.13529808750863">
            <text:p>1.1352980875</text:p>
          </table:table-cell>
          <table:table-cell office:value-type="float" office:value="1.10532734840317">
            <text:p>1.1053273484</text:p>
          </table:table-cell>
          <table:table-cell office:value-type="float" office:value="1.10914513650453">
            <text:p>1.1091451365</text:p>
          </table:table-cell>
          <table:table-cell office:value-type="float" office:value="18.65542235902">
            <text:p>18.655422359</text:p>
          </table:table-cell>
          <table:table-cell office:value-type="float" office:value="23.7598190235882">
            <text:p>23.7598190236</text:p>
          </table:table-cell>
          <table:table-cell office:value-type="float" office:value="22.9538632288285">
            <text:p>22.953863228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170">
            <text:p>11170</text:p>
          </table:table-cell>
          <table:table-cell office:value-type="float" office:value="19328">
            <text:p>19328</text:p>
          </table:table-cell>
          <table:table-cell office:value-type="float" office:value="32897">
            <text:p>32897</text:p>
          </table:table-cell>
          <table:table-cell office:value-type="float" office:value="546.75">
            <text:p>546.75</text:p>
          </table:table-cell>
          <table:table-cell office:value-type="float" office:value="1055.5">
            <text:p>1055.5</text:p>
          </table:table-cell>
          <table:table-cell office:value-type="float" office:value="523.875">
            <text:p>523.875</text:p>
          </table:table-cell>
          <table:table-cell office:value-type="float" office:value="0.0489480752014324">
            <text:p>0.0489480752</text:p>
          </table:table-cell>
          <table:table-cell office:value-type="float" office:value="0.054609892384106">
            <text:p>0.0546098924</text:p>
          </table:table-cell>
          <table:table-cell office:value-type="float" office:value="0.0159247043803386">
            <text:p>0.0159247044</text:p>
          </table:table-cell>
          <table:table-cell office:value-type="float" office:value="1.17601425477423">
            <text:p>1.1760142548</text:p>
          </table:table-cell>
          <table:table-cell office:value-type="float" office:value="1.19697981442293">
            <text:p>1.1969798144</text:p>
          </table:table-cell>
          <table:table-cell office:value-type="float" office:value="1.056233513902">
            <text:p>1.0562335139</text:p>
          </table:table-cell>
          <table:table-cell office:value-type="float" office:value="14.5046803156516">
            <text:p>14.5046803157</text:p>
          </table:table-cell>
          <table:table-cell office:value-type="float" office:value="13.0362061148478">
            <text:p>13.0362061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685">
            <text:p>11685</text:p>
          </table:table-cell>
          <table:table-cell office:value-type="float" office:value="20246">
            <text:p>20246</text:p>
          </table:table-cell>
          <table:table-cell office:value-type="float" office:value="34709">
            <text:p>34709</text:p>
          </table:table-cell>
          <table:table-cell office:value-type="float" office:value="605.75">
            <text:p>605.75</text:p>
          </table:table-cell>
          <table:table-cell office:value-type="float" office:value="1071.875">
            <text:p>1071.875</text:p>
          </table:table-cell>
          <table:table-cell office:value-type="float" office:value="162">
            <text:p>162</text:p>
          </table:table-cell>
          <table:table-cell office:value-type="float" office:value="0.0518399657680787">
            <text:p>0.0518399658</text:p>
          </table:table-cell>
          <table:table-cell office:value-type="float" office:value="0.0529425565543811">
            <text:p>0.0529425566</text:p>
          </table:table-cell>
          <table:table-cell office:value-type="float" office:value="0.00466737733729004">
            <text:p>0.0046673773</text:p>
          </table:table-cell>
          <table:table-cell office:value-type="float" office:value="1.18670714900791">
            <text:p>1.186707149</text:p>
          </table:table-cell>
          <table:table-cell office:value-type="float" office:value="1.19079265995758">
            <text:p>1.19079266</text:p>
          </table:table-cell>
          <table:table-cell office:value-type="float" office:value="1.01637851812648">
            <text:p>1.0163785181</text:p>
          </table:table-cell>
          <table:table-cell office:value-type="float" office:value="13.71455786918">
            <text:p>13.7145578692</text:p>
          </table:table-cell>
          <table:table-cell office:value-type="float" office:value="13.4360326237547">
            <text:p>13.4360326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357">
            <text:p>21357</text:p>
          </table:table-cell>
          <table:table-cell office:value-type="float" office:value="34798">
            <text:p>34798</text:p>
          </table:table-cell>
          <table:table-cell office:value-type="float" office:value="679.375">
            <text:p>679.375</text:p>
          </table:table-cell>
          <table:table-cell office:value-type="float" office:value="926.5">
            <text:p>926.5</text:p>
          </table:table-cell>
          <table:table-cell office:value-type="float" office:value="-98.25">
            <text:p>-98.25</text:p>
          </table:table-cell>
          <table:table-cell office:value-type="float" office:value="0.0528696498054475">
            <text:p>0.0528696498</text:p>
          </table:table-cell>
          <table:table-cell office:value-type="float" office:value="0.0433815610806761">
            <text:p>0.0433815611</text:p>
          </table:table-cell>
          <table:table-cell office:value-type="float" office:value="-0.00282343812862808">
            <text:p>-0.0028234381</text:p>
          </table:table-cell>
          <table:table-cell office:value-type="float" office:value="1.19052236606535">
            <text:p>1.1905223661</text:p>
          </table:table-cell>
          <table:table-cell office:value-type="float" office:value="1.15552410507229">
            <text:p>1.1555241051</text:p>
          </table:table-cell>
          <table:table-cell office:value-type="float" office:value="0.990133591283419">
            <text:p>0.9901335913</text:p>
          </table:table-cell>
          <table:table-cell office:value-type="float" office:value="13.4540909725947">
            <text:p>13.4540909726</text:p>
          </table:table-cell>
          <table:table-cell office:value-type="float" office:value="16.3220422480548">
            <text:p>16.32204224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668">
            <text:p>22668</text:p>
          </table:table-cell>
          <table:table-cell office:value-type="float" office:value="33375">
            <text:p>33375</text:p>
          </table:table-cell>
          <table:table-cell office:value-type="float" office:value="679.5">
            <text:p>679.5</text:p>
          </table:table-cell>
          <table:table-cell office:value-type="float" office:value="682.375">
            <text:p>682.375</text:p>
          </table:table-cell>
          <table:table-cell office:value-type="float" office:value="-191.25">
            <text:p>-191.25</text:p>
          </table:table-cell>
          <table:table-cell office:value-type="float" office:value="0.0493141737426519">
            <text:p>0.0493141737</text:p>
          </table:table-cell>
          <table:table-cell office:value-type="float" office:value="0.0301030086465502">
            <text:p>0.0301030086</text:p>
          </table:table-cell>
          <table:table-cell office:value-type="float" office:value="-0.00573033707865169">
            <text:p>-0.0057303371</text:p>
          </table:table-cell>
          <table:table-cell office:value-type="float" office:value="1.17736610805385">
            <text:p>1.1773661081</text:p>
          </table:table-cell>
          <table:table-cell office:value-type="float" office:value="1.10713666487689">
            <text:p>1.1071366649</text:p>
          </table:table-cell>
          <table:table-cell office:value-type="float" office:value="0.980008180280268">
            <text:p>0.9800081803</text:p>
          </table:table-cell>
          <table:table-cell office:value-type="float" office:value="14.3995327237675">
            <text:p>14.3995327238</text:p>
          </table:table-cell>
          <table:table-cell office:value-type="float" office:value="23.3707044401177">
            <text:p>23.37070444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524">
            <text:p>22524</text:p>
          </table:table-cell>
          <table:table-cell office:value-type="float" office:value="32094">
            <text:p>32094</text:p>
          </table:table-cell>
          <table:table-cell office:value-type="float" office:value="787">
            <text:p>787</text:p>
          </table:table-cell>
          <table:table-cell office:value-type="float" office:value="328.25">
            <text:p>328.25</text:p>
          </table:table-cell>
          <table:table-cell office:value-type="float" office:value="473.875">
            <text:p>473.875</text:p>
          </table:table-cell>
          <table:table-cell office:value-type="float" office:value="0.053211629479378">
            <text:p>0.0532116295</text:p>
          </table:table-cell>
          <table:table-cell office:value-type="float" office:value="0.0145733439886343">
            <text:p>0.014573344</text:p>
          </table:table-cell>
          <table:table-cell office:value-type="float" office:value="0.0147652209135664">
            <text:p>0.0147652209</text:p>
          </table:table-cell>
          <table:table-cell office:value-type="float" office:value="1.19179039910105">
            <text:p>1.1917903991</text:p>
          </table:table-cell>
          <table:table-cell office:value-type="float" office:value="1.05142297337604">
            <text:p>1.0514229734</text:p>
          </table:table-cell>
          <table:table-cell office:value-type="float" office:value="1.05210557622479">
            <text:p>1.0521055762</text:p>
          </table:table-cell>
          <table:table-cell office:value-type="float" office:value="13.3698139029104">
            <text:p>13.36981390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020">
            <text:p>22020</text:p>
          </table:table-cell>
          <table:table-cell office:value-type="float" office:value="33743">
            <text:p>33743</text:p>
          </table:table-cell>
          <table:table-cell office:value-type="float" office:value="850">
            <text:p>850</text:p>
          </table:table-cell>
          <table:table-cell office:value-type="float" office:value="-107.5">
            <text:p>-107.5</text:p>
          </table:table-cell>
          <table:table-cell office:value-type="float" office:value="114.75">
            <text:p>114.75</text:p>
          </table:table-cell>
          <table:table-cell office:value-type="float" office:value="0.054980595084088">
            <text:p>0.0549805951</text:p>
          </table:table-cell>
          <table:table-cell office:value-type="float" office:value="-0.0048819255222525">
            <text:p>-0.0048819255</text:p>
          </table:table-cell>
          <table:table-cell office:value-type="float" office:value="0.00340070533147616">
            <text:p>0.0034007053</text:p>
          </table:table-cell>
          <table:table-cell office:value-type="float" office:value="1.19835689983248">
            <text:p>1.1983568998</text:p>
          </table:table-cell>
          <table:table-cell office:value-type="float" office:value="0.982959973737854">
            <text:p>0.9829599737</text:p>
          </table:table-cell>
          <table:table-cell office:value-type="float" office:value="1.0119251356618">
            <text:p>1.0119251357</text:p>
          </table:table-cell>
          <table:table-cell office:value-type="float" office:value="12.9506061778302">
            <text:p>12.95060617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1652">
            <text:p>21652</text:p>
          </table:table-cell>
          <table:table-cell office:value-type="float" office:value="34188">
            <text:p>34188</text:p>
          </table:table-cell>
          <table:table-cell office:value-type="float" office:value="722.5">
            <text:p>722.5</text:p>
          </table:table-cell>
          <table:table-cell office:value-type="float" office:value="-39.625">
            <text:p>-39.625</text:p>
          </table:table-cell>
          <table:table-cell office:value-type="float" office:value="-65.625">
            <text:p>-65.625</text:p>
          </table:table-cell>
          <table:table-cell office:value-type="float" office:value="0.0445053591228286">
            <text:p>0.0445053591</text:p>
          </table:table-cell>
          <table:table-cell office:value-type="float" office:value="-0.00183008498060225">
            <text:p>-0.001830085</text:p>
          </table:table-cell>
          <table:table-cell office:value-type="float" office:value="-0.00191953316953317">
            <text:p>-0.0019195332</text:p>
          </table:table-cell>
          <table:table-cell office:value-type="float" office:value="1.15965098183158">
            <text:p>1.1596509818</text:p>
          </table:table-cell>
          <table:table-cell office:value-type="float" office:value="0.993601267021523">
            <text:p>0.993601267</text:p>
          </table:table-cell>
          <table:table-cell office:value-type="float" office:value="0.993288855737508">
            <text:p>0.9932888557</text:p>
          </table:table-cell>
          <table:table-cell office:value-type="float" office:value="15.9185240100076">
            <text:p>15.918524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640">
            <text:p>16640</text:p>
          </table:table-cell>
          <table:table-cell office:value-type="float" office:value="22074">
            <text:p>22074</text:p>
          </table:table-cell>
          <table:table-cell office:value-type="float" office:value="32497">
            <text:p>32497</text:p>
          </table:table-cell>
          <table:table-cell office:value-type="float" office:value="-141.875">
            <text:p>-141.875</text:p>
          </table:table-cell>
          <table:table-cell office:value-type="float" office:value="633.25">
            <text:p>633.25</text:p>
          </table:table-cell>
          <table:table-cell office:value-type="float" office:value="-179.875">
            <text:p>-179.875</text:p>
          </table:table-cell>
          <table:table-cell office:value-type="float" office:value="-0.00852614182692308">
            <text:p>-0.0085261418</text:p>
          </table:table-cell>
          <table:table-cell office:value-type="float" office:value="0.0286875962671016">
            <text:p>0.0286875963</text:p>
          </table:table-cell>
          <table:table-cell office:value-type="float" office:value="-0.00553512631935256">
            <text:p>-0.0055351263</text:p>
          </table:table-cell>
          <table:table-cell office:value-type="float" office:value="0.970300985990897">
            <text:p>0.970300986</text:p>
          </table:table-cell>
          <table:table-cell office:value-type="float" office:value="1.10201962416684">
            <text:p>1.1020196242</text:p>
          </table:table-cell>
          <table:table-cell office:value-type="float" office:value="0.980687107624074">
            <text:p>0.9806871076</text:p>
          </table:table-cell>
          <table:table-cell office:value-type="float" office:value="0">
            <text:p>0</text:p>
          </table:table-cell>
          <table:table-cell office:value-type="float" office:value="24.5068520166701">
            <text:p>24.5068520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7086">
            <text:p>17086</text:p>
          </table:table-cell>
          <table:table-cell office:value-type="float" office:value="22722">
            <text:p>22722</text:p>
          </table:table-cell>
          <table:table-cell office:value-type="float" office:value="31941">
            <text:p>31941</text:p>
          </table:table-cell>
          <table:table-cell office:value-type="float" office:value="-84.75">
            <text:p>-84.75</text:p>
          </table:table-cell>
          <table:table-cell office:value-type="float" office:value="-86.75">
            <text:p>-86.75</text:p>
          </table:table-cell>
          <table:table-cell office:value-type="float" office:value="-69.875">
            <text:p>-69.875</text:p>
          </table:table-cell>
          <table:table-cell office:value-type="float" office:value="-0.00496020133442585">
            <text:p>-0.0049602013</text:p>
          </table:table-cell>
          <table:table-cell office:value-type="float" office:value="-0.00381788574949388">
            <text:p>-0.0038178857</text:p>
          </table:table-cell>
          <table:table-cell office:value-type="float" office:value="-0.00218762718762719">
            <text:p>-0.0021876272</text:p>
          </table:table-cell>
          <table:table-cell office:value-type="float" office:value="0.982687518380175">
            <text:p>0.9826875184</text:p>
          </table:table-cell>
          <table:table-cell office:value-type="float" office:value="0.9866659693299">
            <text:p>0.9866659693</text:p>
          </table:table-cell>
          <table:table-cell office:value-type="float" office:value="0.99235268484022">
            <text:p>0.9923526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16536">
            <text:p>16536</text:p>
          </table:table-cell>
          <table:table-cell office:value-type="float" office:value="23670">
            <text:p>23670</text:p>
          </table:table-cell>
          <table:table-cell office:value-type="float" office:value="33867">
            <text:p>33867</text:p>
          </table:table-cell>
          <table:table-cell office:value-type="float" office:value="-63.5">
            <text:p>-63.5</text:p>
          </table:table-cell>
          <table:table-cell office:value-type="float" office:value="33.625">
            <text:p>33.625</text:p>
          </table:table-cell>
          <table:table-cell office:value-type="float" office:value="106.625">
            <text:p>106.625</text:p>
          </table:table-cell>
          <table:table-cell office:value-type="float" office:value="-0.00384010643444606">
            <text:p>-0.0038401064</text:p>
          </table:table-cell>
          <table:table-cell office:value-type="float" office:value="0.0014205745669624">
            <text:p>0.0014205746</text:p>
          </table:table-cell>
          <table:table-cell office:value-type="float" office:value="0.00314834499660436">
            <text:p>0.003148345</text:p>
          </table:table-cell>
          <table:table-cell office:value-type="float" office:value="0.986588530457597">
            <text:p>0.9865885305</text:p>
          </table:table-cell>
          <table:table-cell office:value-type="float" office:value="1.00497596632729">
            <text:p>1.0049759663</text:p>
          </table:table-cell>
          <table:table-cell office:value-type="float" office:value="1.0110386351575">
            <text:p>1.0110386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6090">
            <text:p>16090</text:p>
          </table:table-cell>
          <table:table-cell office:value-type="float" office:value="23906">
            <text:p>23906</text:p>
          </table:table-cell>
          <table:table-cell office:value-type="float" office:value="34343">
            <text:p>34343</text:p>
          </table:table-cell>
          <table:table-cell office:value-type="float" office:value="-147.5">
            <text:p>-147.5</text:p>
          </table:table-cell>
          <table:table-cell office:value-type="float" office:value="-123.375">
            <text:p>-123.375</text:p>
          </table:table-cell>
          <table:table-cell office:value-type="float" office:value="180.5">
            <text:p>180.5</text:p>
          </table:table-cell>
          <table:table-cell office:value-type="float" office:value="-0.00916718458669981">
            <text:p>-0.0091671846</text:p>
          </table:table-cell>
          <table:table-cell office:value-type="float" office:value="-0.00516083828327616">
            <text:p>-0.0051608383</text:p>
          </table:table-cell>
          <table:table-cell office:value-type="float" office:value="0.00525580176455173">
            <text:p>0.0052558018</text:p>
          </table:table-cell>
          <table:table-cell office:value-type="float" office:value="0.968079567002114">
            <text:p>0.968079567</text:p>
          </table:table-cell>
          <table:table-cell office:value-type="float" office:value="0.981989269142034">
            <text:p>0.9819892691</text:p>
          </table:table-cell>
          <table:table-cell office:value-type="float" office:value="1.01844944814222">
            <text:p>1.0184494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440">
            <text:p>22440</text:p>
          </table:table-cell>
          <table:table-cell office:value-type="float" office:value="31730">
            <text:p>31730</text:p>
          </table:table-cell>
          <table:table-cell office:value-type="float" office:value="-115.5">
            <text:p>-115.5</text:p>
          </table:table-cell>
          <table:table-cell office:value-type="float" office:value="184.5">
            <text:p>184.5</text:p>
          </table:table-cell>
          <table:table-cell office:value-type="float" office:value="241.75">
            <text:p>241.75</text:p>
          </table:table-cell>
          <table:table-cell office:value-type="float" office:value="-0.00713183081197901">
            <text:p>-0.0071318308</text:p>
          </table:table-cell>
          <table:table-cell office:value-type="float" office:value="0.00822192513368984">
            <text:p>0.0082219251</text:p>
          </table:table-cell>
          <table:table-cell office:value-type="float" office:value="0.00761897258115348">
            <text:p>0.0076189726</text:p>
          </table:table-cell>
          <table:table-cell office:value-type="float" office:value="0.975138283659106">
            <text:p>0.9751382837</text:p>
          </table:table-cell>
          <table:table-cell office:value-type="float" office:value="1.02890923407161">
            <text:p>1.0289092341</text:p>
          </table:table-cell>
          <table:table-cell office:value-type="float" office:value="1.02678017957069">
            <text:p>1.0267801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660">
            <text:p>16660</text:p>
          </table:table-cell>
          <table:table-cell office:value-type="float" office:value="21920">
            <text:p>21920</text:p>
          </table:table-cell>
          <table:table-cell office:value-type="float" office:value="31468">
            <text:p>31468</text:p>
          </table:table-cell>
          <table:table-cell office:value-type="float" office:value="-87.625">
            <text:p>-87.625</text:p>
          </table:table-cell>
          <table:table-cell office:value-type="float" office:value="-90.125">
            <text:p>-90.125</text:p>
          </table:table-cell>
          <table:table-cell office:value-type="float" office:value="-113.5">
            <text:p>-113.5</text:p>
          </table:table-cell>
          <table:table-cell office:value-type="float" office:value="-0.00525960384153661">
            <text:p>-0.0052596038</text:p>
          </table:table-cell>
          <table:table-cell office:value-type="float" office:value="-0.00411154197080292">
            <text:p>-0.004111542</text:p>
          </table:table-cell>
          <table:table-cell office:value-type="float" office:value="-0.00360683869327571">
            <text:p>-0.0036068387</text:p>
          </table:table-cell>
          <table:table-cell office:value-type="float" office:value="0.981645606882459">
            <text:p>0.9816456069</text:p>
          </table:table-cell>
          <table:table-cell office:value-type="float" office:value="0.98564273646585">
            <text:p>0.9856427365</text:p>
          </table:table-cell>
          <table:table-cell office:value-type="float" office:value="0.987401562772839">
            <text:p>0.9874015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2146">
            <text:p>22146</text:p>
          </table:table-cell>
          <table:table-cell office:value-type="float" office:value="33210">
            <text:p>33210</text:p>
          </table:table-cell>
          <table:table-cell office:value-type="float" office:value="-98.75">
            <text:p>-98.75</text:p>
          </table:table-cell>
          <table:table-cell office:value-type="float" office:value="-518.125">
            <text:p>-518.125</text:p>
          </table:table-cell>
          <table:table-cell office:value-type="float" office:value="2.75">
            <text:p>2.75</text:p>
          </table:table-cell>
          <table:table-cell office:value-type="float" office:value="-0.00618773106084341">
            <text:p>-0.0061877311</text:p>
          </table:table-cell>
          <table:table-cell office:value-type="float" office:value="-0.0233958728438544">
            <text:p>-0.0233958728</text:p>
          </table:table-cell>
          <table:table-cell table:style-name="ce17" office:value-type="float" office:value="0.0000828063836193918">
            <text:p>8.28E-005</text:p>
          </table:table-cell>
          <table:table-cell office:value-type="float" office:value="0.978417985797783">
            <text:p>0.9784179858</text:p>
          </table:table-cell>
          <table:table-cell office:value-type="float" office:value="0.919187284104116">
            <text:p>0.9191872841</text:p>
          </table:table-cell>
          <table:table-cell office:value-type="float" office:value="1.00028983578219">
            <text:p>1.0002898358</text:p>
          </table:table-cell>
          <table:table-cell office:value-type="float" office:value="0">
            <text:p>0</text:p>
          </table:table-cell>
          <table:table-cell office:value-type="float" office:value="-29.2789587678152">
            <text:p>-29.2789587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2348">
            <text:p>22348</text:p>
          </table:table-cell>
          <table:table-cell office:value-type="float" office:value="33079">
            <text:p>33079</text:p>
          </table:table-cell>
          <table:table-cell office:value-type="float" office:value="-99.875">
            <text:p>-99.875</text:p>
          </table:table-cell>
          <table:table-cell office:value-type="float" office:value="-965">
            <text:p>-965</text:p>
          </table:table-cell>
          <table:table-cell office:value-type="float" office:value="173.125">
            <text:p>173.125</text:p>
          </table:table-cell>
          <table:table-cell office:value-type="float" office:value="-0.00646105576400569">
            <text:p>-0.0064610558</text:p>
          </table:table-cell>
          <table:table-cell office:value-type="float" office:value="-0.0431805978163594">
            <text:p>-0.0431805978</text:p>
          </table:table-cell>
          <table:table-cell office:value-type="float" office:value="0.00523368300129992">
            <text:p>0.005233683</text:p>
          </table:table-cell>
          <table:table-cell office:value-type="float" office:value="0.977468125499488">
            <text:p>0.9774681255</text:p>
          </table:table-cell>
          <table:table-cell office:value-type="float" office:value="0.852522453137187">
            <text:p>0.8525224531</text:p>
          </table:table-cell>
          <table:table-cell office:value-type="float" office:value="1.01837157772256">
            <text:p>1.0183715777</text:p>
          </table:table-cell>
          <table:table-cell office:value-type="float" office:value="0">
            <text:p>0</text:p>
          </table:table-cell>
          <table:table-cell office:value-type="float" office:value="-15.703159930089">
            <text:p>-15.7031599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2142">
            <text:p>22142</text:p>
          </table:table-cell>
          <table:table-cell office:value-type="float" office:value="31811">
            <text:p>31811</text:p>
          </table:table-cell>
          <table:table-cell office:value-type="float" office:value="-122">
            <text:p>-122</text:p>
          </table:table-cell>
          <table:table-cell office:value-type="float" office:value="-690.75">
            <text:p>-690.75</text:p>
          </table:table-cell>
          <table:table-cell office:value-type="float" office:value="-523.25">
            <text:p>-523.25</text:p>
          </table:table-cell>
          <table:table-cell office:value-type="float" office:value="-0.00778359065969121">
            <text:p>-0.0077835907</text:p>
          </table:table-cell>
          <table:table-cell office:value-type="float" office:value="-0.031196368891699">
            <text:p>-0.0311963689</text:p>
          </table:table-cell>
          <table:table-cell office:value-type="float" office:value="-0.0164487127094401">
            <text:p>-0.0164487127</text:p>
          </table:table-cell>
          <table:table-cell office:value-type="float" office:value="0.972876177886854">
            <text:p>0.9728761779</text:p>
          </table:table-cell>
          <table:table-cell office:value-type="float" office:value="0.892720207205826">
            <text:p>0.8927202072</text:p>
          </table:table-cell>
          <table:table-cell office:value-type="float" office:value="0.942959803410563">
            <text:p>0.9429598034</text:p>
          </table:table-cell>
          <table:table-cell office:value-type="float" office:value="0">
            <text:p>0</text:p>
          </table:table-cell>
          <table:table-cell office:value-type="float" office:value="-21.8704374145516">
            <text:p>-21.87043741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709">
            <text:p>16709</text:p>
          </table:table-cell>
          <table:table-cell office:value-type="float" office:value="21770">
            <text:p>21770</text:p>
          </table:table-cell>
          <table:table-cell office:value-type="float" office:value="30666">
            <text:p>30666</text:p>
          </table:table-cell>
          <table:table-cell office:value-type="float" office:value="-109.25">
            <text:p>-109.25</text:p>
          </table:table-cell>
          <table:table-cell office:value-type="float" office:value="-623.375">
            <text:p>-623.375</text:p>
          </table:table-cell>
          <table:table-cell office:value-type="float" office:value="-317.125">
            <text:p>-317.125</text:p>
          </table:table-cell>
          <table:table-cell office:value-type="float" office:value="-0.00653839248309294">
            <text:p>-0.0065383925</text:p>
          </table:table-cell>
          <table:table-cell office:value-type="float" office:value="-0.028634588883785">
            <text:p>-0.0286345889</text:p>
          </table:table-cell>
          <table:table-cell office:value-type="float" office:value="-0.0103412574186395">
            <text:p>-0.0103412574</text:p>
          </table:table-cell>
          <table:table-cell office:value-type="float" office:value="0.97719941743865">
            <text:p>0.9771994174</text:p>
          </table:table-cell>
          <table:table-cell office:value-type="float" office:value="0.901386020680617">
            <text:p>0.9013860207</text:p>
          </table:table-cell>
          <table:table-cell office:value-type="float" office:value="0.964015204580559">
            <text:p>0.9640152046</text:p>
          </table:table-cell>
          <table:table-cell office:value-type="float" office:value="0">
            <text:p>0</text:p>
          </table:table-cell>
          <table:table-cell office:value-type="float" office:value="-23.8583881487236">
            <text:p>-23.8583881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5603">
            <text:p>15603</text:p>
          </table:table-cell>
          <table:table-cell office:value-type="float" office:value="21575">
            <text:p>21575</text:p>
          </table:table-cell>
          <table:table-cell office:value-type="float" office:value="31715">
            <text:p>31715</text:p>
          </table:table-cell>
          <table:table-cell office:value-type="float" office:value="-592.25">
            <text:p>-592.25</text:p>
          </table:table-cell>
          <table:table-cell office:value-type="float" office:value="-572.375">
            <text:p>-572.375</text:p>
          </table:table-cell>
          <table:table-cell office:value-type="float" office:value="-18.875">
            <text:p>-18.875</text:p>
          </table:table-cell>
          <table:table-cell office:value-type="float" office:value="-0.0379574440812664">
            <text:p>-0.0379574441</text:p>
          </table:table-cell>
          <table:table-cell office:value-type="float" office:value="-0.0265295480880649">
            <text:p>-0.0265295481</text:p>
          </table:table-cell>
          <table:table-cell office:value-type="float" office:value="-0.000595144253507804">
            <text:p>-0.0005951443</text:p>
          </table:table-cell>
          <table:table-cell office:value-type="float" office:value="0.869972850135485">
            <text:p>0.8699728501</text:p>
          </table:table-cell>
          <table:table-cell office:value-type="float" office:value="0.908526062858417">
            <text:p>0.9085260629</text:p>
          </table:table-cell>
          <table:table-cell office:value-type="float" office:value="0.99791768933822">
            <text:p>0.9979176893</text:p>
          </table:table-cell>
          <table:table-cell office:value-type="float" office:value="-17.9123570850103">
            <text:p>-17.912357085</text:p>
          </table:table-cell>
          <table:table-cell office:value-type="float" office:value="-25.7792381158818">
            <text:p>-25.7792381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2642">
            <text:p>12642</text:p>
          </table:table-cell>
          <table:table-cell office:value-type="float" office:value="21608">
            <text:p>21608</text:p>
          </table:table-cell>
          <table:table-cell office:value-type="float" office:value="32321">
            <text:p>32321</text:p>
          </table:table-cell>
          <table:table-cell office:value-type="float" office:value="-693.875">
            <text:p>-693.875</text:p>
          </table:table-cell>
          <table:table-cell office:value-type="float" office:value="-946.5">
            <text:p>-946.5</text:p>
          </table:table-cell>
          <table:table-cell office:value-type="float" office:value="176">
            <text:p>176</text:p>
          </table:table-cell>
          <table:table-cell office:value-type="float" office:value="-0.0548864894795127">
            <text:p>-0.0548864895</text:p>
          </table:table-cell>
          <table:table-cell office:value-type="float" office:value="-0.0438032210292484">
            <text:p>-0.043803221</text:p>
          </table:table-cell>
          <table:table-cell office:value-type="float" office:value="0.00544537607128492">
            <text:p>0.0054453761</text:p>
          </table:table-cell>
          <table:table-cell office:value-type="float" office:value="0.813801839207379">
            <text:p>0.8138018392</text:p>
          </table:table-cell>
          <table:table-cell office:value-type="float" office:value="0.850449421855803">
            <text:p>0.8504494219</text:p>
          </table:table-cell>
          <table:table-cell office:value-type="float" office:value="1.01911693440579">
            <text:p>1.0191169344</text:p>
          </table:table-cell>
          <table:table-cell office:value-type="float" office:value="-12.2789054410507">
            <text:p>-12.2789054411</text:p>
          </table:table-cell>
          <table:table-cell office:value-type="float" office:value="-15.4749536325897">
            <text:p>-15.4749536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2768">
            <text:p>12768</text:p>
          </table:table-cell>
          <table:table-cell office:value-type="float" office:value="21656">
            <text:p>21656</text:p>
          </table:table-cell>
          <table:table-cell office:value-type="float" office:value="31221">
            <text:p>31221</text:p>
          </table:table-cell>
          <table:table-cell office:value-type="float" office:value="-571.875">
            <text:p>-571.875</text:p>
          </table:table-cell>
          <table:table-cell office:value-type="float" office:value="-485.25">
            <text:p>-485.25</text:p>
          </table:table-cell>
          <table:table-cell office:value-type="float" office:value="-758.5">
            <text:p>-758.5</text:p>
          </table:table-cell>
          <table:table-cell office:value-type="float" office:value="-0.0447897086466165">
            <text:p>-0.0447897086</text:p>
          </table:table-cell>
          <table:table-cell office:value-type="float" office:value="-0.0224071850757296">
            <text:p>-0.0224071851</text:p>
          </table:table-cell>
          <table:table-cell office:value-type="float" office:value="-0.0242945453380737">
            <text:p>-0.0242945453</text:p>
          </table:table-cell>
          <table:table-cell office:value-type="float" office:value="0.847168011018114">
            <text:p>0.847168011</text:p>
          </table:table-cell>
          <table:table-cell office:value-type="float" office:value="0.922558932843262">
            <text:p>0.9225589328</text:p>
          </table:table-cell>
          <table:table-cell office:value-type="float" office:value="0.916125932185782">
            <text:p>0.9161259322</text:p>
          </table:table-cell>
          <table:table-cell office:value-type="float" office:value="-15.1263699155522">
            <text:p>-15.1263699156</text:p>
          </table:table-cell>
          <table:table-cell office:value-type="float" office:value="-30.5862654620907">
            <text:p>-30.5862654621</text:p>
          </table:table-cell>
          <table:table-cell office:value-type="float" office:value="-28.1829855172478">
            <text:p>-28.182985517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3083">
            <text:p>13083</text:p>
          </table:table-cell>
          <table:table-cell office:value-type="float" office:value="20876">
            <text:p>20876</text:p>
          </table:table-cell>
          <table:table-cell office:value-type="float" office:value="29512">
            <text:p>29512</text:p>
          </table:table-cell>
          <table:table-cell office:value-type="float" office:value="-404.5">
            <text:p>-404.5</text:p>
          </table:table-cell>
          <table:table-cell office:value-type="float" office:value="-68.5">
            <text:p>-68.5</text:p>
          </table:table-cell>
          <table:table-cell office:value-type="float" office:value="-468">
            <text:p>-468</text:p>
          </table:table-cell>
          <table:table-cell office:value-type="float" office:value="-0.0309179851715967">
            <text:p>-0.0309179852</text:p>
          </table:table-cell>
          <table:table-cell office:value-type="float" office:value="-0.00328127993868557">
            <text:p>-0.0032812799</text:p>
          </table:table-cell>
          <table:table-cell office:value-type="float" office:value="-0.0158579560856601">
            <text:p>-0.0158579561</text:p>
          </table:table-cell>
          <table:table-cell office:value-type="float" office:value="0.893660658641271">
            <text:p>0.8936606586</text:p>
          </table:table-cell>
          <table:table-cell office:value-type="float" office:value="0.988536623138751">
            <text:p>0.9885366231</text:p>
          </table:table-cell>
          <table:table-cell office:value-type="float" office:value="0.944990044251771">
            <text:p>0.9449900443</text:p>
          </table:table-cell>
          <table:table-cell office:value-type="float" office:value="-22.0705111526954">
            <text:p>-22.07051115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12012">
            <text:p>12012</text:p>
          </table:table-cell>
          <table:table-cell office:value-type="float" office:value="19721">
            <text:p>19721</text:p>
          </table:table-cell>
          <table:table-cell office:value-type="float" office:value="28674">
            <text:p>28674</text:p>
          </table:table-cell>
          <table:table-cell office:value-type="float" office:value="-336">
            <text:p>-336</text:p>
          </table:table-cell>
          <table:table-cell office:value-type="float" office:value="-489.75">
            <text:p>-489.75</text:p>
          </table:table-cell>
          <table:table-cell office:value-type="float" office:value="-609.125">
            <text:p>-609.125</text:p>
          </table:table-cell>
          <table:table-cell office:value-type="float" office:value="-0.027972027972028">
            <text:p>-0.027972028</text:p>
          </table:table-cell>
          <table:table-cell office:value-type="float" office:value="-0.0248339333705187">
            <text:p>-0.0248339334</text:p>
          </table:table-cell>
          <table:table-cell office:value-type="float" office:value="-0.0212431122271047">
            <text:p>-0.0212431122</text:p>
          </table:table-cell>
          <table:table-cell office:value-type="float" office:value="0.903631473421683">
            <text:p>0.9036314734</text:p>
          </table:table-cell>
          <table:table-cell office:value-type="float" office:value="0.914290012726621">
            <text:p>0.9142900127</text:p>
          </table:table-cell>
          <table:table-cell office:value-type="float" office:value="0.926533596046637">
            <text:p>0.926533596</text:p>
          </table:table-cell>
          <table:table-cell office:value-type="float" office:value="-24.4317993809943">
            <text:p>-24.431799381</text:p>
          </table:table-cell>
          <table:table-cell office:value-type="float" office:value="-27.5632664424188">
            <text:p>-27.5632664424</text:p>
          </table:table-cell>
          <table:table-cell office:value-type="float" office:value="-32.2814531383707">
            <text:p>-32.281453138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1487">
            <text:p>11487</text:p>
          </table:table-cell>
          <table:table-cell office:value-type="float" office:value="18084">
            <text:p>18084</text:p>
          </table:table-cell>
          <table:table-cell office:value-type="float" office:value="29191">
            <text:p>29191</text:p>
          </table:table-cell>
          <table:table-cell office:value-type="float" office:value="60.375">
            <text:p>60.375</text:p>
          </table:table-cell>
          <table:table-cell office:value-type="float" office:value="-388.375">
            <text:p>-388.375</text:p>
          </table:table-cell>
          <table:table-cell office:value-type="float" office:value="-1012">
            <text:p>-1012</text:p>
          </table:table-cell>
          <table:table-cell office:value-type="float" office:value="0.00525594149908592">
            <text:p>0.0052559415</text:p>
          </table:table-cell>
          <table:table-cell office:value-type="float" office:value="-0.0214761667772617">
            <text:p>-0.0214761668</text:p>
          </table:table-cell>
          <table:table-cell office:value-type="float" office:value="-0.0346682196567435">
            <text:p>-0.0346682197</text:p>
          </table:table-cell>
          <table:table-cell office:value-type="float" office:value="1.01844994009204">
            <text:p>1.0184499401</text:p>
          </table:table-cell>
          <table:table-cell office:value-type="float" office:value="0.925737418728896">
            <text:p>0.9257374187</text:p>
          </table:table-cell>
          <table:table-cell office:value-type="float" office:value="0.881016926691567">
            <text:p>0.8810169267</text:p>
          </table:table-cell>
          <table:table-cell office:value-type="float" office:value="0">
            <text:p>0</text:p>
          </table:table-cell>
          <table:table-cell office:value-type="float" office:value="-31.9273538882901">
            <text:p>-31.9273538883</text:p>
          </table:table-cell>
          <table:table-cell office:value-type="float" office:value="-19.6451229349054">
            <text:p>-19.645122934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768">
            <text:p>12768</text:p>
          </table:table-cell>
          <table:table-cell office:value-type="float" office:value="18312">
            <text:p>18312</text:p>
          </table:table-cell>
          <table:table-cell office:value-type="float" office:value="30315">
            <text:p>30315</text:p>
          </table:table-cell>
          <table:table-cell office:value-type="float" office:value="-571.875">
            <text:p>-571.875</text:p>
          </table:table-cell>
          <table:table-cell office:value-type="float" office:value="-455.25">
            <text:p>-455.25</text:p>
          </table:table-cell>
          <table:table-cell office:value-type="float" office:value="-677">
            <text:p>-677</text:p>
          </table:table-cell>
          <table:table-cell office:value-type="float" office:value="-0.0447897086466165">
            <text:p>-0.0447897086</text:p>
          </table:table-cell>
          <table:table-cell office:value-type="float" office:value="-0.024860747051114">
            <text:p>-0.0248607471</text:p>
          </table:table-cell>
          <table:table-cell office:value-type="float" office:value="-0.0223321787893782">
            <text:p>-0.0223321788</text:p>
          </table:table-cell>
          <table:table-cell office:value-type="float" office:value="0.847168011018114">
            <text:p>0.847168011</text:p>
          </table:table-cell>
          <table:table-cell office:value-type="float" office:value="0.914198776539222">
            <text:p>0.9141987765</text:p>
          </table:table-cell>
          <table:table-cell office:value-type="float" office:value="0.922814877607759">
            <text:p>0.9228148776</text:p>
          </table:table-cell>
          <table:table-cell office:value-type="float" office:value="-15.1263699155522">
            <text:p>-15.1263699156</text:p>
          </table:table-cell>
          <table:table-cell office:value-type="float" office:value="-27.5331609927418">
            <text:p>-27.5331609927</text:p>
          </table:table-cell>
          <table:table-cell office:value-type="float" office:value="-30.690167305031">
            <text:p>-30.6901673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3083">
            <text:p>13083</text:p>
          </table:table-cell>
          <table:table-cell office:value-type="float" office:value="19410">
            <text:p>19410</text:p>
          </table:table-cell>
          <table:table-cell office:value-type="float" office:value="29440">
            <text:p>29440</text:p>
          </table:table-cell>
          <table:table-cell office:value-type="float" office:value="-404.5">
            <text:p>-404.5</text:p>
          </table:table-cell>
          <table:table-cell office:value-type="float" office:value="191.25">
            <text:p>191.25</text:p>
          </table:table-cell>
          <table:table-cell office:value-type="float" office:value="-241.5">
            <text:p>-241.5</text:p>
          </table:table-cell>
          <table:table-cell office:value-type="float" office:value="-0.0309179851715967">
            <text:p>-0.0309179852</text:p>
          </table:table-cell>
          <table:table-cell office:value-type="float" office:value="0.0098531684698609">
            <text:p>0.0098531685</text:p>
          </table:table-cell>
          <table:table-cell office:value-type="float" office:value="-0.008203125">
            <text:p>-0.008203125</text:p>
          </table:table-cell>
          <table:table-cell office:value-type="float" office:value="0.893660658641271">
            <text:p>0.8936606586</text:p>
          </table:table-cell>
          <table:table-cell office:value-type="float" office:value="1.03467637610515">
            <text:p>1.0346763761</text:p>
          </table:table-cell>
          <table:table-cell office:value-type="float" office:value="0.971420953369141">
            <text:p>0.9714209534</text:p>
          </table:table-cell>
          <table:table-cell office:value-type="float" office:value="-22.0705111526954">
            <text:p>-22.07051115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012">
            <text:p>12012</text:p>
          </table:table-cell>
          <table:table-cell office:value-type="float" office:value="18484">
            <text:p>18484</text:p>
          </table:table-cell>
          <table:table-cell office:value-type="float" office:value="27874">
            <text:p>27874</text:p>
          </table:table-cell>
          <table:table-cell office:value-type="float" office:value="-336">
            <text:p>-336</text:p>
          </table:table-cell>
          <table:table-cell office:value-type="float" office:value="-920.125">
            <text:p>-920.125</text:p>
          </table:table-cell>
          <table:table-cell office:value-type="float" office:value="-49.5">
            <text:p>-49.5</text:p>
          </table:table-cell>
          <table:table-cell office:value-type="float" office:value="-0.027972027972028">
            <text:p>-0.027972028</text:p>
          </table:table-cell>
          <table:table-cell office:value-type="float" office:value="-0.0497795390608093">
            <text:p>-0.0497795391</text:p>
          </table:table-cell>
          <table:table-cell office:value-type="float" office:value="-0.00177584846093133">
            <text:p>-0.0017758485</text:p>
          </table:table-cell>
          <table:table-cell office:value-type="float" office:value="0.903631473421683">
            <text:p>0.9036314734</text:p>
          </table:table-cell>
          <table:table-cell office:value-type="float" office:value="0.830628498205016">
            <text:p>0.8306284982</text:p>
          </table:table-cell>
          <table:table-cell office:value-type="float" office:value="0.993790711516742">
            <text:p>0.9937907115</text:p>
          </table:table-cell>
          <table:table-cell office:value-type="float" office:value="-24.4317993809943">
            <text:p>-24.431799381</text:p>
          </table:table-cell>
          <table:table-cell office:value-type="float" office:value="-13.5748161925788">
            <text:p>-13.5748161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1487">
            <text:p>11487</text:p>
          </table:table-cell>
          <table:table-cell office:value-type="float" office:value="17004">
            <text:p>17004</text:p>
          </table:table-cell>
          <table:table-cell office:value-type="float" office:value="28050">
            <text:p>28050</text:p>
          </table:table-cell>
          <table:table-cell office:value-type="float" office:value="60.375">
            <text:p>60.375</text:p>
          </table:table-cell>
          <table:table-cell office:value-type="float" office:value="8.125">
            <text:p>8.125</text:p>
          </table:table-cell>
          <table:table-cell office:value-type="float" office:value="209">
            <text:p>209</text:p>
          </table:table-cell>
          <table:table-cell office:value-type="float" office:value="0.00525594149908592">
            <text:p>0.0052559415</text:p>
          </table:table-cell>
          <table:table-cell office:value-type="float" office:value="0.00047782874617737">
            <text:p>0.0004778287</text:p>
          </table:table-cell>
          <table:table-cell office:value-type="float" office:value="0.00745098039215686">
            <text:p>0.0074509804</text:p>
          </table:table-cell>
          <table:table-cell office:value-type="float" office:value="1.01844994009204">
            <text:p>1.0184499401</text:p>
          </table:table-cell>
          <table:table-cell office:value-type="float" office:value="1.00167284811943">
            <text:p>1.0016728481</text:p>
          </table:table-cell>
          <table:table-cell office:value-type="float" office:value="1.02618724490581">
            <text:p>1.0261872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1856">
            <text:p>11856</text:p>
          </table:table-cell>
          <table:table-cell office:value-type="float" office:value="17620">
            <text:p>17620</text:p>
          </table:table-cell>
          <table:table-cell office:value-type="float" office:value="28658">
            <text:p>28658</text:p>
          </table:table-cell>
          <table:table-cell office:value-type="float" office:value="-664.25">
            <text:p>-664.25</text:p>
          </table:table-cell>
          <table:table-cell office:value-type="float" office:value="-486.875">
            <text:p>-486.875</text:p>
          </table:table-cell>
          <table:table-cell office:value-type="float" office:value="494.5">
            <text:p>494.5</text:p>
          </table:table-cell>
          <table:table-cell office:value-type="float" office:value="-0.0560264844804318">
            <text:p>-0.0560264845</text:p>
          </table:table-cell>
          <table:table-cell office:value-type="float" office:value="-0.0276319523269012">
            <text:p>-0.0276319523</text:p>
          </table:table-cell>
          <table:table-cell office:value-type="float" office:value="0.0172552166934189">
            <text:p>0.0172552167</text:p>
          </table:table-cell>
          <table:table-cell office:value-type="float" office:value="0.810059679566431">
            <text:p>0.8100596796</text:p>
          </table:table-cell>
          <table:table-cell office:value-type="float" office:value="0.904784675443062">
            <text:p>0.9047846754</text:p>
          </table:table-cell>
          <table:table-cell office:value-type="float" office:value="1.06097683373311">
            <text:p>1.0609768337</text:p>
          </table:table-cell>
          <table:table-cell office:value-type="float" office:value="-12.0218733368133">
            <text:p>-12.0218733368</text:p>
          </table:table-cell>
          <table:table-cell office:value-type="float" office:value="-24.7367954470146">
            <text:p>-24.736795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0811">
            <text:p>10811</text:p>
          </table:table-cell>
          <table:table-cell office:value-type="float" office:value="17430">
            <text:p>17430</text:p>
          </table:table-cell>
          <table:table-cell office:value-type="float" office:value="27390">
            <text:p>27390</text:p>
          </table:table-cell>
          <table:table-cell office:value-type="float" office:value="-692.125">
            <text:p>-692.125</text:p>
          </table:table-cell>
          <table:table-cell office:value-type="float" office:value="-440.5">
            <text:p>-440.5</text:p>
          </table:table-cell>
          <table:table-cell office:value-type="float" office:value="-22">
            <text:p>-22</text:p>
          </table:table-cell>
          <table:table-cell office:value-type="float" office:value="-0.0640204421422625">
            <text:p>-0.0640204421</text:p>
          </table:table-cell>
          <table:table-cell office:value-type="float" office:value="-0.0252725186460126">
            <text:p>-0.0252725186</text:p>
          </table:table-cell>
          <table:table-cell office:value-type="float" office:value="-0.000803212851405623">
            <text:p>-0.0008032129</text:p>
          </table:table-cell>
          <table:table-cell office:value-type="float" office:value="0.783961741845779">
            <text:p>0.7839617418</text:p>
          </table:table-cell>
          <table:table-cell office:value-type="float" office:value="0.912798037128433">
            <text:p>0.9127980371</text:p>
          </table:table-cell>
          <table:table-cell office:value-type="float" office:value="0.997190019515814">
            <text:p>0.9971900195</text:p>
          </table:table-cell>
          <table:table-cell office:value-type="float" office:value="-10.4765715135881">
            <text:p>-10.4765715136</text:p>
          </table:table-cell>
          <table:table-cell office:value-type="float" office:value="-27.0788612748816">
            <text:p>-27.0788612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9785">
            <text:p>9785</text:p>
          </table:table-cell>
          <table:table-cell office:value-type="float" office:value="16663">
            <text:p>16663</text:p>
          </table:table-cell>
          <table:table-cell office:value-type="float" office:value="26862">
            <text:p>26862</text:p>
          </table:table-cell>
          <table:table-cell office:value-type="float" office:value="-558.25">
            <text:p>-558.25</text:p>
          </table:table-cell>
          <table:table-cell office:value-type="float" office:value="-123.5">
            <text:p>-123.5</text:p>
          </table:table-cell>
          <table:table-cell office:value-type="float" office:value="112.75">
            <text:p>112.75</text:p>
          </table:table-cell>
          <table:table-cell office:value-type="float" office:value="-0.0570516096065406">
            <text:p>-0.0570516096</text:p>
          </table:table-cell>
          <table:table-cell office:value-type="float" office:value="-0.00741163055872292">
            <text:p>-0.0074116306</text:p>
          </table:table-cell>
          <table:table-cell office:value-type="float" office:value="0.0041973791973792">
            <text:p>0.0041973792</text:p>
          </table:table-cell>
          <table:table-cell office:value-type="float" office:value="0.806698943248154">
            <text:p>0.8066989432</text:p>
          </table:table-cell>
          <table:table-cell office:value-type="float" office:value="0.974166960288846">
            <text:p>0.9741669603</text:p>
          </table:table-cell>
          <table:table-cell office:value-type="float" office:value="1.0147253584554">
            <text:p>1.0147253585</text:p>
          </table:table-cell>
          <table:table-cell office:value-type="float" office:value="-11.7995097651253">
            <text:p>-11.79950976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70">
            <text:p>570</text:p>
          </table:table-cell>
          <table:table-cell office:value-type="float" office:value="10260">
            <text:p>10260</text:p>
          </table:table-cell>
          <table:table-cell office:value-type="float" office:value="17280">
            <text:p>17280</text:p>
          </table:table-cell>
          <table:table-cell office:value-type="float" office:value="28658">
            <text:p>28658</text:p>
          </table:table-cell>
          <table:table-cell office:value-type="float" office:value="-216.125">
            <text:p>-216.125</text:p>
          </table:table-cell>
          <table:table-cell office:value-type="float" office:value="-364">
            <text:p>-364</text:p>
          </table:table-cell>
          <table:table-cell office:value-type="float" office:value="92">
            <text:p>92</text:p>
          </table:table-cell>
          <table:table-cell table:number-columns-repeated="2" office:value-type="float" office:value="-0.0210648148148148">
            <text:p>-0.0210648148</text:p>
          </table:table-cell>
          <table:table-cell office:value-type="float" office:value="0.00321027287319422">
            <text:p>0.0032102729</text:p>
          </table:table-cell>
          <table:table-cell table:number-columns-repeated="2" office:value-type="float" office:value="0.927142851937586">
            <text:p>0.9271428519</text:p>
          </table:table-cell>
          <table:table-cell office:value-type="float" office:value="1.01125615452594">
            <text:p>1.0112561545</text:p>
          </table:table-cell>
          <table:table-cell table:number-columns-repeated="2" office:value-type="float" office:value="-32.5576452410484">
            <text:p>-32.557645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1248">
            <text:p>11248</text:p>
          </table:table-cell>
          <table:table-cell office:value-type="float" office:value="17780">
            <text:p>17780</text:p>
          </table:table-cell>
          <table:table-cell office:value-type="float" office:value="30176">
            <text:p>30176</text:p>
          </table:table-cell>
          <table:table-cell office:value-type="float" office:value="-244.625">
            <text:p>-244.625</text:p>
          </table:table-cell>
          <table:table-cell office:value-type="float" office:value="-72.5">
            <text:p>-72.5</text:p>
          </table:table-cell>
          <table:table-cell office:value-type="float" office:value="-310.5">
            <text:p>-310.5</text:p>
          </table:table-cell>
          <table:table-cell office:value-type="float" office:value="-0.0217483108108108">
            <text:p>-0.0217483108</text:p>
          </table:table-cell>
          <table:table-cell office:value-type="float" office:value="-0.00407761529808774">
            <text:p>-0.0040776153</text:p>
          </table:table-cell>
          <table:table-cell office:value-type="float" office:value="-0.0102896341463415">
            <text:p>-0.0102896341</text:p>
          </table:table-cell>
          <table:table-cell office:value-type="float" office:value="0.924807970647484">
            <text:p>0.9248079706</text:p>
          </table:table-cell>
          <table:table-cell office:value-type="float" office:value="0.985760935271871">
            <text:p>0.9857609353</text:p>
          </table:table-cell>
          <table:table-cell office:value-type="float" office:value="0.964193798566701">
            <text:p>0.9641937986</text:p>
          </table:table-cell>
          <table:table-cell office:value-type="float" office:value="-31.5234674636561">
            <text:p>-31.5234674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469">
            <text:p>10469</text:p>
          </table:table-cell>
          <table:table-cell office:value-type="float" office:value="16680">
            <text:p>16680</text:p>
          </table:table-cell>
          <table:table-cell office:value-type="float" office:value="28490">
            <text:p>28490</text:p>
          </table:table-cell>
          <table:table-cell office:value-type="float" office:value="-130.625">
            <text:p>-130.625</text:p>
          </table:table-cell>
          <table:table-cell office:value-type="float" office:value="-257.5">
            <text:p>-257.5</text:p>
          </table:table-cell>
          <table:table-cell office:value-type="float" office:value="-121">
            <text:p>-121</text:p>
          </table:table-cell>
          <table:table-cell office:value-type="float" office:value="-0.0124773139745917">
            <text:p>-0.012477314</text:p>
          </table:table-cell>
          <table:table-cell office:value-type="float" office:value="-0.0154376498800959">
            <text:p>-0.0154376499</text:p>
          </table:table-cell>
          <table:table-cell office:value-type="float" office:value="-0.00424710424710425">
            <text:p>-0.0042471042</text:p>
          </table:table-cell>
          <table:table-cell office:value-type="float" office:value="0.956634540482409">
            <text:p>0.9566345405</text:p>
          </table:table-cell>
          <table:table-cell office:value-type="float" office:value="0.946435334645952">
            <text:p>0.9464353346</text:p>
          </table:table-cell>
          <table:table-cell office:value-type="float" office:value="0.985170489408327">
            <text:p>0.9851704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0260">
            <text:p>10260</text:p>
          </table:table-cell>
          <table:table-cell office:value-type="float" office:value="16380">
            <text:p>16380</text:p>
          </table:table-cell>
          <table:table-cell office:value-type="float" office:value="28776">
            <text:p>28776</text:p>
          </table:table-cell>
          <table:table-cell office:value-type="float" office:value="28.5">
            <text:p>28.5</text:p>
          </table:table-cell>
          <table:table-cell office:value-type="float" office:value="-194.25">
            <text:p>-194.25</text:p>
          </table:table-cell>
          <table:table-cell office:value-type="float" office:value="13.75">
            <text:p>13.75</text:p>
          </table:table-cell>
          <table:table-cell office:value-type="float" office:value="0.00277777777777778">
            <text:p>0.0027777778</text:p>
          </table:table-cell>
          <table:table-cell office:value-type="float" office:value="-0.0118589743589744">
            <text:p>-0.0118589744</text:p>
          </table:table-cell>
          <table:table-cell office:value-type="float" office:value="0.00047782874617737">
            <text:p>0.0004778287</text:p>
          </table:table-cell>
          <table:table-cell office:value-type="float" office:value="1.00973734567901">
            <text:p>1.0097373457</text:p>
          </table:table-cell>
          <table:table-cell office:value-type="float" office:value="0.95876923487837">
            <text:p>0.9587692349</text:p>
          </table:table-cell>
          <table:table-cell office:value-type="float" office:value="1.00167284811943">
            <text:p>1.00167284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0146">
            <text:p>10146</text:p>
          </table:table-cell>
          <table:table-cell office:value-type="float" office:value="16891">
            <text:p>16891</text:p>
          </table:table-cell>
          <table:table-cell office:value-type="float" office:value="28798">
            <text:p>28798</text:p>
          </table:table-cell>
          <table:table-cell office:value-type="float" office:value="65.75">
            <text:p>65.75</text:p>
          </table:table-cell>
          <table:table-cell office:value-type="float" office:value="-68.875">
            <text:p>-68.875</text:p>
          </table:table-cell>
          <table:table-cell office:value-type="float" office:value="-63.25">
            <text:p>-63.25</text:p>
          </table:table-cell>
          <table:table-cell office:value-type="float" office:value="0.00648038635915632">
            <text:p>0.0064803864</text:p>
          </table:table-cell>
          <table:table-cell office:value-type="float" office:value="-0.00407761529808774">
            <text:p>-0.0040776153</text:p>
          </table:table-cell>
          <table:table-cell office:value-type="float" office:value="-0.00219633307868602">
            <text:p>-0.0021963331</text:p>
          </table:table-cell>
          <table:table-cell office:value-type="float" office:value="1.02276366325548">
            <text:p>1.0227636633</text:p>
          </table:table-cell>
          <table:table-cell office:value-type="float" office:value="0.985760935271871">
            <text:p>0.9857609353</text:p>
          </table:table-cell>
          <table:table-cell office:value-type="float" office:value="0.992322289027424">
            <text:p>0.992322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9899">
            <text:p>9899</text:p>
          </table:table-cell>
          <table:table-cell office:value-type="float" office:value="16601">
            <text:p>16601</text:p>
          </table:table-cell>
          <table:table-cell office:value-type="float" office:value="27610">
            <text:p>27610</text:p>
          </table:table-cell>
          <table:table-cell office:value-type="float" office:value="-524.875">
            <text:p>-524.875</text:p>
          </table:table-cell>
          <table:table-cell office:value-type="float" office:value="-198.25">
            <text:p>-198.25</text:p>
          </table:table-cell>
          <table:table-cell office:value-type="float" office:value="-277.75">
            <text:p>-277.75</text:p>
          </table:table-cell>
          <table:table-cell office:value-type="float" office:value="-0.0530230326295585">
            <text:p>-0.0530230326</text:p>
          </table:table-cell>
          <table:table-cell office:value-type="float" office:value="-0.0119420516836335">
            <text:p>-0.0119420517</text:p>
          </table:table-cell>
          <table:table-cell office:value-type="float" office:value="-0.0100597609561753">
            <text:p>-0.010059761</text:p>
          </table:table-cell>
          <table:table-cell office:value-type="float" office:value="0.819929812095446">
            <text:p>0.8199298121</text:p>
          </table:table-cell>
          <table:table-cell office:value-type="float" office:value="0.958482339800175">
            <text:p>0.9584823398</text:p>
          </table:table-cell>
          <table:table-cell office:value-type="float" office:value="0.964989186282757">
            <text:p>0.9649891863</text:p>
          </table:table-cell>
          <table:table-cell office:value-type="float" office:value="-12.7228472884591">
            <text:p>-12.72284728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9766">
            <text:p>9766</text:p>
          </table:table-cell>
          <table:table-cell office:value-type="float" office:value="15600">
            <text:p>15600</text:p>
          </table:table-cell>
          <table:table-cell office:value-type="float" office:value="26422">
            <text:p>26422</text:p>
          </table:table-cell>
          <table:table-cell office:value-type="float" office:value="-520.625">
            <text:p>-520.625</text:p>
          </table:table-cell>
          <table:table-cell office:value-type="float" office:value="-185">
            <text:p>-185</text:p>
          </table:table-cell>
          <table:table-cell office:value-type="float" office:value="-211.75">
            <text:p>-211.75</text:p>
          </table:table-cell>
          <table:table-cell office:value-type="float" office:value="-0.0533099528978087">
            <text:p>-0.0533099529</text:p>
          </table:table-cell>
          <table:table-cell office:value-type="float" office:value="-0.0118589743589744">
            <text:p>-0.0118589744</text:p>
          </table:table-cell>
          <table:table-cell office:value-type="float" office:value="-0.00801415487094088">
            <text:p>-0.0080141549</text:p>
          </table:table-cell>
          <table:table-cell office:value-type="float" office:value="0.818985388970484">
            <text:p>0.818985389</text:p>
          </table:table-cell>
          <table:table-cell office:value-type="float" office:value="0.95876923487837">
            <text:p>0.9587692349</text:p>
          </table:table-cell>
          <table:table-cell office:value-type="float" office:value="0.972076342241166">
            <text:p>0.9720763422</text:p>
          </table:table-cell>
          <table:table-cell office:value-type="float" office:value="-12.6524717319891">
            <text:p>-12.6524717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0013">
            <text:p>10013</text:p>
          </table:table-cell>
          <table:table-cell office:value-type="float" office:value="15834">
            <text:p>15834</text:p>
          </table:table-cell>
          <table:table-cell office:value-type="float" office:value="26972">
            <text:p>26972</text:p>
          </table:table-cell>
          <table:table-cell office:value-type="float" office:value="-594.125">
            <text:p>-594.125</text:p>
          </table:table-cell>
          <table:table-cell office:value-type="float" office:value="-35.75">
            <text:p>-35.75</text:p>
          </table:table-cell>
          <table:table-cell office:value-type="float" office:value="-277.75">
            <text:p>-277.75</text:p>
          </table:table-cell>
          <table:table-cell office:value-type="float" office:value="-0.0593353640267652">
            <text:p>-0.059335364</text:p>
          </table:table-cell>
          <table:table-cell office:value-type="float" office:value="-0.00225779967159277">
            <text:p>-0.0022577997</text:p>
          </table:table-cell>
          <table:table-cell office:value-type="float" office:value="-0.0102977161500816">
            <text:p>-0.0102977162</text:p>
          </table:table-cell>
          <table:table-cell office:value-type="float" office:value="0.799226769337732">
            <text:p>0.7992267693</text:p>
          </table:table-cell>
          <table:table-cell office:value-type="float" office:value="0.992107692561765">
            <text:p>0.9921076926</text:p>
          </table:table-cell>
          <table:table-cell office:value-type="float" office:value="0.964165837672214">
            <text:p>0.9641658377</text:p>
          </table:table-cell>
          <table:table-cell office:value-type="float" office:value="-11.3317494321152">
            <text:p>-11.33174943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0786">
            <text:p>10786</text:p>
          </table:table-cell>
          <table:table-cell office:value-type="float" office:value="16601">
            <text:p>16601</text:p>
          </table:table-cell>
          <table:table-cell office:value-type="float" office:value="28094">
            <text:p>28094</text:p>
          </table:table-cell>
          <table:table-cell office:value-type="float" office:value="-603.875">
            <text:p>-603.875</text:p>
          </table:table-cell>
          <table:table-cell office:value-type="float" office:value="-198.25">
            <text:p>-198.25</text:p>
          </table:table-cell>
          <table:table-cell office:value-type="float" office:value="-335.5">
            <text:p>-335.5</text:p>
          </table:table-cell>
          <table:table-cell office:value-type="float" office:value="-0.0559869274986093">
            <text:p>-0.0559869275</text:p>
          </table:table-cell>
          <table:table-cell table:number-columns-repeated="2" office:value-type="float" office:value="-0.0119420516836335">
            <text:p>-0.0119420517</text:p>
          </table:table-cell>
          <table:table-cell office:value-type="float" office:value="0.810189444414307">
            <text:p>0.8101894444</text:p>
          </table:table-cell>
          <table:table-cell table:number-columns-repeated="2" office:value-type="float" office:value="0.958482339800175">
            <text:p>0.9584823398</text:p>
          </table:table-cell>
          <table:table-cell office:value-type="float" office:value="-12.0306169074563">
            <text:p>-12.03061690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7049">
            <text:p>7049</text:p>
          </table:table-cell>
          <table:table-cell office:value-type="float" office:value="14244">
            <text:p>14244</text:p>
          </table:table-cell>
          <table:table-cell office:value-type="float" office:value="27126">
            <text:p>27126</text:p>
          </table:table-cell>
          <table:table-cell office:value-type="float" office:value="-642.875">
            <text:p>-642.875</text:p>
          </table:table-cell>
          <table:table-cell office:value-type="float" office:value="-424.5">
            <text:p>-424.5</text:p>
          </table:table-cell>
          <table:table-cell office:value-type="float" office:value="-225.5">
            <text:p>-225.5</text:p>
          </table:table-cell>
          <table:table-cell office:value-type="float" office:value="-0.091200879557384">
            <text:p>-0.0912008796</text:p>
          </table:table-cell>
          <table:table-cell office:value-type="float" office:value="-0.0298020219039596">
            <text:p>-0.0298020219</text:p>
          </table:table-cell>
          <table:table-cell office:value-type="float" office:value="-0.00831305758313058">
            <text:p>-0.0083130576</text:p>
          </table:table-cell>
          <table:table-cell office:value-type="float" office:value="0.697099418395955">
            <text:p>0.6970994184</text:p>
          </table:table-cell>
          <table:table-cell office:value-type="float" office:value="0.897433717934887">
            <text:p>0.8974337179</text:p>
          </table:table-cell>
          <table:table-cell office:value-type="float" office:value="0.971039748034749">
            <text:p>0.971039748</text:p>
          </table:table-cell>
          <table:table-cell office:value-type="float" office:value="-7.24812811068277">
            <text:p>-7.2481281107</text:p>
          </table:table-cell>
          <table:table-cell office:value-type="float" office:value="-22.910073271979">
            <text:p>-22.910073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6304">
            <text:p>6304</text:p>
          </table:table-cell>
          <table:table-cell office:value-type="float" office:value="13531">
            <text:p>13531</text:p>
          </table:table-cell>
          <table:table-cell office:value-type="float" office:value="26796">
            <text:p>26796</text:p>
          </table:table-cell>
          <table:table-cell office:value-type="float" office:value="-525.125">
            <text:p>-525.125</text:p>
          </table:table-cell>
          <table:table-cell office:value-type="float" office:value="-1146.125">
            <text:p>-1146.125</text:p>
          </table:table-cell>
          <table:table-cell office:value-type="float" office:value="-60.5">
            <text:p>-60.5</text:p>
          </table:table-cell>
          <table:table-cell office:value-type="float" office:value="-0.0833002855329949">
            <text:p>-0.0833002855</text:p>
          </table:table-cell>
          <table:table-cell office:value-type="float" office:value="-0.08470364348533">
            <text:p>-0.0847036435</text:p>
          </table:table-cell>
          <table:table-cell office:value-type="float" office:value="-0.00225779967159277">
            <text:p>-0.0022577997</text:p>
          </table:table-cell>
          <table:table-cell office:value-type="float" office:value="0.72204931827148">
            <text:p>0.7220493183</text:p>
          </table:table-cell>
          <table:table-cell office:value-type="float" office:value="0.717599673951937">
            <text:p>0.717599674</text:p>
          </table:table-cell>
          <table:table-cell office:value-type="float" office:value="0.992107692561765">
            <text:p>0.9921076926</text:p>
          </table:table-cell>
          <table:table-cell office:value-type="float" office:value="-7.96946923309185">
            <text:p>-7.9694692331</text:p>
          </table:table-cell>
          <table:table-cell office:value-type="float" office:value="-7.83151852952592">
            <text:p>-7.8315185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5507">
            <text:p>5507</text:p>
          </table:table-cell>
          <table:table-cell office:value-type="float" office:value="13277">
            <text:p>13277</text:p>
          </table:table-cell>
          <table:table-cell office:value-type="float" office:value="26554">
            <text:p>26554</text:p>
          </table:table-cell>
          <table:table-cell office:value-type="float" office:value="-569.5">
            <text:p>-569.5</text:p>
          </table:table-cell>
          <table:table-cell office:value-type="float" office:value="205">
            <text:p>205</text:p>
          </table:table-cell>
          <table:table-cell office:value-type="float" office:value="410">
            <text:p>410</text:p>
          </table:table-cell>
          <table:table-cell office:value-type="float" office:value="-0.10341383693481">
            <text:p>-0.1034138369</text:p>
          </table:table-cell>
          <table:table-cell table:number-columns-repeated="2" office:value-type="float" office:value="0.0154402349928448">
            <text:p>0.015440235</text:p>
          </table:table-cell>
          <table:table-cell office:value-type="float" office:value="0.65901263720054">
            <text:p>0.6590126372</text:p>
          </table:table-cell>
          <table:table-cell table:number-columns-repeated="2" office:value-type="float" office:value="1.05450808815396">
            <text:p>1.0545080882</text:p>
          </table:table-cell>
          <table:table-cell office:value-type="float" office:value="-6.34977640545538">
            <text:p>-6.3497764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5315">
            <text:p>5315</text:p>
          </table:table-cell>
          <table:table-cell office:value-type="float" office:value="12496">
            <text:p>12496</text:p>
          </table:table-cell>
          <table:table-cell office:value-type="float" office:value="26114">
            <text:p>26114</text:p>
          </table:table-cell>
          <table:table-cell office:value-type="float" office:value="-681.25">
            <text:p>-681.25</text:p>
          </table:table-cell>
          <table:table-cell office:value-type="float" office:value="62.25">
            <text:p>62.25</text:p>
          </table:table-cell>
          <table:table-cell office:value-type="float" office:value="185.875">
            <text:p>185.875</text:p>
          </table:table-cell>
          <table:table-cell office:value-type="float" office:value="-0.128174976481656">
            <text:p>-0.1281749765</text:p>
          </table:table-cell>
          <table:table-cell office:value-type="float" office:value="0.00498159411011524">
            <text:p>0.0049815941</text:p>
          </table:table-cell>
          <table:table-cell office:value-type="float" office:value="0.00711782951673432">
            <text:p>0.0071178295</text:p>
          </table:table-cell>
          <table:table-cell office:value-type="float" office:value="0.583588078522508">
            <text:p>0.5835880785</text:p>
          </table:table-cell>
          <table:table-cell office:value-type="float" office:value="1.01748421929396">
            <text:p>1.0174842193</text:p>
          </table:table-cell>
          <table:table-cell office:value-type="float" office:value="1.02501170376275">
            <text:p>1.0250117038</text:p>
          </table:table-cell>
          <table:table-cell office:value-type="float" office:value="-5.05332568132962">
            <text:p>-5.0533256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4756">
            <text:p>4756</text:p>
          </table:table-cell>
          <table:table-cell office:value-type="float" office:value="11845">
            <text:p>11845</text:p>
          </table:table-cell>
          <table:table-cell office:value-type="float" office:value="25806">
            <text:p>25806</text:p>
          </table:table-cell>
          <table:table-cell office:value-type="float" office:value="-213.625">
            <text:p>-213.625</text:p>
          </table:table-cell>
          <table:table-cell office:value-type="float" office:value="-111.285714285714">
            <text:p>-111.2857142857</text:p>
          </table:table-cell>
          <table:table-cell office:value-type="float" office:value="309.625">
            <text:p>309.625</text:p>
          </table:table-cell>
          <table:table-cell office:value-type="float" office:value="-0.0449169470142977">
            <text:p>-0.044916947</text:p>
          </table:table-cell>
          <table:table-cell office:value-type="float" office:value="-0.00939516372188386">
            <text:p>-0.0093951637</text:p>
          </table:table-cell>
          <table:table-cell office:value-type="float" office:value="0.0119981787181276">
            <text:p>0.0119981787</text:p>
          </table:table-cell>
          <table:table-cell office:value-type="float" office:value="0.846745048422965">
            <text:p>0.8467450484</text:p>
          </table:table-cell>
          <table:table-cell office:value-type="float" office:value="0.967289934412074">
            <text:p>0.9672899344</text:p>
          </table:table-cell>
          <table:table-cell office:value-type="float" office:value="1.04227577984685">
            <text:p>1.0422757798</text:p>
          </table:table-cell>
          <table:table-cell office:value-type="float" office:value="-15.0825237825056">
            <text:p>-15.08252378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565">
            <text:p>5565</text:p>
          </table:table-cell>
          <table:table-cell office:value-type="float" office:value="12969">
            <text:p>12969</text:p>
          </table:table-cell>
          <table:table-cell office:value-type="float" office:value="25938">
            <text:p>25938</text:p>
          </table:table-cell>
          <table:table-cell office:value-type="float" office:value="-137.714285714286">
            <text:p>-137.7142857143</text:p>
          </table:table-cell>
          <table:table-cell office:value-type="float" office:value="200.571428571429">
            <text:p>200.5714285714</text:p>
          </table:table-cell>
          <table:table-cell office:value-type="float" office:value="401">
            <text:p>401</text:p>
          </table:table-cell>
          <table:table-cell office:value-type="float" office:value="-0.0247465023745347">
            <text:p>-0.0247465024</text:p>
          </table:table-cell>
          <table:table-cell office:value-type="float" office:value="0.0154654505799544">
            <text:p>0.0154654506</text:p>
          </table:table-cell>
          <table:table-cell office:value-type="float" office:value="0.015459942940859">
            <text:p>0.0154599429</text:p>
          </table:table-cell>
          <table:table-cell office:value-type="float" office:value="0.914587524873483">
            <text:p>0.9145875249</text:p>
          </table:table-cell>
          <table:table-cell office:value-type="float" office:value="1.05459787014666">
            <text:p>1.0545978701</text:p>
          </table:table-cell>
          <table:table-cell office:value-type="float" office:value="1.05457825957105">
            <text:p>1.0545782596</text:p>
          </table:table-cell>
          <table:table-cell office:value-type="float" office:value="-27.6618840256924">
            <text:p>-27.6618840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5104">
            <text:p>5104</text:p>
          </table:table-cell>
          <table:table-cell office:value-type="float" office:value="13589">
            <text:p>13589</text:p>
          </table:table-cell>
          <table:table-cell office:value-type="float" office:value="30252">
            <text:p>30252</text:p>
          </table:table-cell>
          <table:table-cell office:value-type="float" office:value="0">
            <text:p>0</text:p>
          </table:table-cell>
          <table:table-cell office:value-type="float" office:value="-188.2">
            <text:p>-188.2</text:p>
          </table:table-cell>
          <table:table-cell office:value-type="float" office:value="508.166666666667">
            <text:p>508.1666666667</text:p>
          </table:table-cell>
          <table:table-cell office:value-type="float" office:value="0">
            <text:p>0</text:p>
          </table:table-cell>
          <table:table-cell office:value-type="float" office:value="-0.0138494370446685">
            <text:p>-0.013849437</text:p>
          </table:table-cell>
          <table:table-cell office:value-type="float" office:value="0.0167977874741064">
            <text:p>0.0167977875</text:p>
          </table:table-cell>
          <table:table-cell office:value-type="float" office:value="0.72">
            <text:p>0.72</text:p>
          </table:table-cell>
          <table:table-cell office:value-type="float" office:value="0.951902911880311">
            <text:p>0.9519029119</text:p>
          </table:table-cell>
          <table:table-cell office:value-type="float" office:value="1.05934530086086">
            <text:p>1.0593453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4681">
            <text:p>4681</text:p>
          </table:table-cell>
          <table:table-cell office:value-type="float" office:value="13288">
            <text:p>13288</text:p>
          </table:table-cell>
          <table:table-cell office:value-type="float" office:value="29581">
            <text:p>295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97.8">
            <text:p>697.8</text:p>
          </table:table-cell>
          <table:table-cell office:value-type="float" office:value="0">
            <text:p>0</text:p>
          </table:table-cell>
          <table:table-cell office:value-type="float" office:value="0.000978326309452137">
            <text:p>0.0009783263</text:p>
          </table:table-cell>
          <table:table-cell office:value-type="float" office:value="0.0235894662114195">
            <text:p>0.0235894662</text:p>
          </table:table-cell>
          <table:table-cell office:value-type="float" office:value="0.72">
            <text:p>0.72</text:p>
          </table:table-cell>
          <table:table-cell office:value-type="float" office:value="1.00342601804292">
            <text:p>1.003426018</text:p>
          </table:table-cell>
          <table:table-cell office:value-type="float" office:value="1.0836537990556">
            <text:p>1.0836537991</text:p>
          </table:table-cell>
          <table:table-cell table:number-columns-repeated="2" office:value-type="float" office:value="0">
            <text:p>0</text:p>
          </table:table-cell>
          <table:table-cell office:value-type="float" office:value="29.7289854402003">
            <text:p>29.728985440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4294">
            <text:p>4294</text:p>
          </table:table-cell>
          <table:table-cell office:value-type="float" office:value="13298">
            <text:p>13298</text:p>
          </table:table-cell>
          <table:table-cell office:value-type="float" office:value="30251">
            <text:p>30251</text:p>
          </table:table-cell>
          <table:table-cell office:value-type="float" office:value="0">
            <text:p>0</text:p>
          </table:table-cell>
          <table:table-cell office:value-type="float" office:value="363.25">
            <text:p>363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3161377650775">
            <text:p>0.0273161378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9706897808728">
            <text:p>1.0970689781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25.7200236970031">
            <text:p>25.720023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3938">
            <text:p>3938</text:p>
          </table:table-cell>
          <table:table-cell office:value-type="float" office:value="13395">
            <text:p>13395</text:p>
          </table:table-cell>
          <table:table-cell office:value-type="float" office:value="30937">
            <text:p>3093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9">
            <text:p>1.09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3612">
            <text:p>3612</text:p>
          </table:table-cell>
          <table:table-cell office:value-type="float" office:value="13508">
            <text:p>13508</text:p>
          </table:table-cell>
          <table:table-cell office:value-type="float" office:value="31637">
            <text:p>3163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69.25">
            <text:p>169.25</text:p>
          </table:table-cell>
          <table:table-cell office:value-type="float" office:value="7447.75">
            <text:p>7447.75</text:p>
          </table:table-cell>
          <table:table-cell office:value-type="float" office:value="21817.25">
            <text:p>21817.25</text:p>
          </table:table-cell>
          <table:table-cell office:value-type="float" office:value="17.2375">
            <text:p>17.23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173">
            <text:p>1173</text:p>
          </table:table-cell>
          <table:table-cell office:value-type="float" office:value="3313">
            <text:p>3313</text:p>
          </table:table-cell>
          <table:table-cell office:value-type="float" office:value="13524">
            <text:p>13524</text:p>
          </table:table-cell>
          <table:table-cell office:value-type="float" office:value="32354">
            <text:p>32354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02">
            <text:p>1.02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77.666666666667">
            <text:p>177.6666666667</text:p>
          </table:table-cell>
          <table:table-cell office:value-type="float" office:value="7384">
            <text:p>7384</text:p>
          </table:table-cell>
          <table:table-cell office:value-type="float" office:value="24877.6666666667">
            <text:p>24877.6666666667</text:p>
          </table:table-cell>
          <table:table-cell office:value-type="float" office:value="15.5866666666667">
            <text:p>15.58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1179">
            <text:p>1179</text:p>
          </table:table-cell>
          <table:table-cell office:value-type="float" office:value="3039">
            <text:p>3039</text:p>
          </table:table-cell>
          <table:table-cell office:value-type="float" office:value="13514">
            <text:p>13514</text:p>
          </table:table-cell>
          <table:table-cell office:value-type="float" office:value="33087">
            <text:p>33087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1.08">
            <text:p>1.0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.8">
            <text:p>14.8</text:p>
          </table:table-cell>
          <table:table-cell office:value-type="float" office:value="24">
            <text:p>24</text:p>
          </table:table-cell>
          <table:table-cell office:value-type="float" office:value="9788">
            <text:p>9788</text:p>
          </table:table-cell>
          <table:table-cell office:value-type="float" office:value="11351">
            <text:p>11351</text:p>
          </table:table-cell>
          <table:table-cell office:value-type="float" office:value="13560">
            <text:p>135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54:09.57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879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12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225">
                <text:p>6225</text:p>
              </table:table-cell>
              <table:table-cell office:value-type="float" office:value="10881">
                <text:p>1088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786">
                <text:p>147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444">
                <text:p>7444</text:p>
              </table:table-cell>
              <table:table-cell office:value-type="float" office:value="13277">
                <text:p>1327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222">
                <text:p>9222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249">
                <text:p>9249</text:p>
              </table:table-cell>
              <table:table-cell office:value-type="float" office:value="16305">
                <text:p>1630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5159">
                <text:p>151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45">
                <text:p>10345</text:p>
              </table:table-cell>
              <table:table-cell office:value-type="float" office:value="16357">
                <text:p>163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27">
                <text:p>6627</text:p>
              </table:table-cell>
              <table:table-cell office:value-type="float" office:value="11398">
                <text:p>11398</text:p>
              </table:table-cell>
              <table:table-cell office:value-type="float" office:value="16582">
                <text:p>1658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113">
                <text:p>7113</text:p>
              </table:table-cell>
              <table:table-cell office:value-type="float" office:value="11142">
                <text:p>1114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798">
                <text:p>7798</text:p>
              </table:table-cell>
              <table:table-cell office:value-type="float" office:value="11279">
                <text:p>11279</text:p>
              </table:table-cell>
              <table:table-cell office:value-type="float" office:value="16387">
                <text:p>163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585">
                <text:p>8585</text:p>
              </table:table-cell>
              <table:table-cell office:value-type="float" office:value="11732">
                <text:p>11732</text:p>
              </table:table-cell>
              <table:table-cell office:value-type="float" office:value="17918">
                <text:p>1791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182">
                <text:p>9182</text:p>
              </table:table-cell>
              <table:table-cell office:value-type="float" office:value="12021">
                <text:p>12021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806">
                <text:p>8806</text:p>
              </table:table-cell>
              <table:table-cell office:value-type="float" office:value="11901">
                <text:p>11901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737">
                <text:p>8737</text:p>
              </table:table-cell>
              <table:table-cell office:value-type="float" office:value="12057">
                <text:p>12057</text:p>
              </table:table-cell>
              <table:table-cell office:value-type="float" office:value="18813">
                <text:p>188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44">
                <text:p>9344</text:p>
              </table:table-cell>
              <table:table-cell office:value-type="float" office:value="13380">
                <text:p>13380</text:p>
              </table:table-cell>
              <table:table-cell office:value-type="float" office:value="18898">
                <text:p>188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82">
                <text:p>9182</text:p>
              </table:table-cell>
              <table:table-cell office:value-type="float" office:value="13235">
                <text:p>13235</text:p>
              </table:table-cell>
              <table:table-cell office:value-type="float" office:value="18193">
                <text:p>1819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2">
                <text:p>8882</text:p>
              </table:table-cell>
              <table:table-cell office:value-type="float" office:value="13146">
                <text:p>13146</text:p>
              </table:table-cell>
              <table:table-cell office:value-type="float" office:value="18617">
                <text:p>1861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0">
                <text:p>9350</text:p>
              </table:table-cell>
              <table:table-cell office:value-type="float" office:value="13651">
                <text:p>13651</text:p>
              </table:table-cell>
              <table:table-cell office:value-type="float" office:value="19133">
                <text:p>191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13">
                <text:p>10213</text:p>
              </table:table-cell>
              <table:table-cell office:value-type="float" office:value="13636">
                <text:p>13636</text:p>
              </table:table-cell>
              <table:table-cell office:value-type="float" office:value="19784">
                <text:p>197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45">
                <text:p>13445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828">
                <text:p>9828</text:p>
              </table:table-cell>
              <table:table-cell office:value-type="float" office:value="13468">
                <text:p>13468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63">
                <text:p>10063</text:p>
              </table:table-cell>
              <table:table-cell office:value-type="float" office:value="13978">
                <text:p>13978</text:p>
              </table:table-cell>
              <table:table-cell office:value-type="float" office:value="21244">
                <text:p>2124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50">
                <text:p>10050</text:p>
              </table:table-cell>
              <table:table-cell office:value-type="float" office:value="14300">
                <text:p>14300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012">
                <text:p>10012</text:p>
              </table:table-cell>
              <table:table-cell office:value-type="float" office:value="14056">
                <text:p>14056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28">
                <text:p>9828</text:p>
              </table:table-cell>
              <table:table-cell office:value-type="float" office:value="14730">
                <text:p>14730</text:p>
              </table:table-cell>
              <table:table-cell office:value-type="float" office:value="24769">
                <text:p>2476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124">
                <text:p>15124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78">
                <text:p>10778</text:p>
              </table:table-cell>
              <table:table-cell office:value-type="float" office:value="16027">
                <text:p>16027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6874">
                <text:p>16874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734">
                <text:p>17734</text:p>
              </table:table-cell>
              <table:table-cell office:value-type="float" office:value="30330">
                <text:p>3033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8592">
                <text:p>18592</text:p>
              </table:table-cell>
              <table:table-cell office:value-type="float" office:value="31407">
                <text:p>3140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170">
                <text:p>11170</text:p>
              </table:table-cell>
              <table:table-cell office:value-type="float" office:value="19328">
                <text:p>19328</text:p>
              </table:table-cell>
              <table:table-cell office:value-type="float" office:value="32897">
                <text:p>3289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20246">
                <text:p>20246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57">
                <text:p>21357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668">
                <text:p>22668</text:p>
              </table:table-cell>
              <table:table-cell office:value-type="float" office:value="33375">
                <text:p>3337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524">
                <text:p>22524</text:p>
              </table:table-cell>
              <table:table-cell office:value-type="float" office:value="32094">
                <text:p>3209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020">
                <text:p>22020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652">
                <text:p>21652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40">
                <text:p>16640</text:p>
              </table:table-cell>
              <table:table-cell office:value-type="float" office:value="22074">
                <text:p>22074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7086">
                <text:p>17086</text:p>
              </table:table-cell>
              <table:table-cell office:value-type="float" office:value="22722">
                <text:p>22722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536">
                <text:p>16536</text:p>
              </table:table-cell>
              <table:table-cell office:value-type="float" office:value="23670">
                <text:p>23670</text:p>
              </table:table-cell>
              <table:table-cell office:value-type="float" office:value="33867">
                <text:p>338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6090">
                <text:p>16090</text:p>
              </table:table-cell>
              <table:table-cell office:value-type="float" office:value="23906">
                <text:p>23906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440">
                <text:p>22440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660">
                <text:p>16660</text:p>
              </table:table-cell>
              <table:table-cell office:value-type="float" office:value="21920">
                <text:p>21920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2146">
                <text:p>22146</text:p>
              </table:table-cell>
              <table:table-cell office:value-type="float" office:value="33210">
                <text:p>3321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2348">
                <text:p>22348</text:p>
              </table:table-cell>
              <table:table-cell office:value-type="float" office:value="33079">
                <text:p>3307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2142">
                <text:p>22142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709">
                <text:p>16709</text:p>
              </table:table-cell>
              <table:table-cell office:value-type="float" office:value="21770">
                <text:p>21770</text:p>
              </table:table-cell>
              <table:table-cell office:value-type="float" office:value="30666">
                <text:p>3066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603">
                <text:p>15603</text:p>
              </table:table-cell>
              <table:table-cell office:value-type="float" office:value="21575">
                <text:p>21575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642">
                <text:p>12642</text:p>
              </table:table-cell>
              <table:table-cell office:value-type="float" office:value="21608">
                <text:p>21608</text:p>
              </table:table-cell>
              <table:table-cell office:value-type="float" office:value="32321">
                <text:p>3232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2768">
                <text:p>12768</text:p>
              </table:table-cell>
              <table:table-cell office:value-type="float" office:value="21656">
                <text:p>21656</text:p>
              </table:table-cell>
              <table:table-cell office:value-type="float" office:value="31221">
                <text:p>3122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3083">
                <text:p>13083</text:p>
              </table:table-cell>
              <table:table-cell office:value-type="float" office:value="20876">
                <text:p>20876</text:p>
              </table:table-cell>
              <table:table-cell office:value-type="float" office:value="29512">
                <text:p>2951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9721">
                <text:p>19721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18084">
                <text:p>18084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68">
                <text:p>12768</text:p>
              </table:table-cell>
              <table:table-cell office:value-type="float" office:value="18312">
                <text:p>18312</text:p>
              </table:table-cell>
              <table:table-cell office:value-type="float" office:value="30315">
                <text:p>3031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3083">
                <text:p>13083</text:p>
              </table:table-cell>
              <table:table-cell office:value-type="float" office:value="19410">
                <text:p>19410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12">
                <text:p>12012</text:p>
              </table:table-cell>
              <table:table-cell office:value-type="float" office:value="18484">
                <text:p>18484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17004">
                <text:p>17004</text:p>
              </table:table-cell>
              <table:table-cell office:value-type="float" office:value="28050">
                <text:p>28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856">
                <text:p>11856</text:p>
              </table:table-cell>
              <table:table-cell office:value-type="float" office:value="17620">
                <text:p>17620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811">
                <text:p>10811</text:p>
              </table:table-cell>
              <table:table-cell office:value-type="float" office:value="17430">
                <text:p>17430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9785">
                <text:p>9785</text:p>
              </table:table-cell>
              <table:table-cell office:value-type="float" office:value="16663">
                <text:p>16663</text:p>
              </table:table-cell>
              <table:table-cell office:value-type="float" office:value="26862">
                <text:p>2686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260">
                <text:p>10260</text:p>
              </table:table-cell>
              <table:table-cell office:value-type="float" office:value="17280">
                <text:p>17280</text:p>
              </table:table-cell>
              <table:table-cell office:value-type="float" office:value="28658">
                <text:p>2865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248">
                <text:p>11248</text:p>
              </table:table-cell>
              <table:table-cell office:value-type="float" office:value="17780">
                <text:p>17780</text:p>
              </table:table-cell>
              <table:table-cell office:value-type="float" office:value="30176">
                <text:p>3017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469">
                <text:p>10469</text:p>
              </table:table-cell>
              <table:table-cell office:value-type="float" office:value="16680">
                <text:p>16680</text:p>
              </table:table-cell>
              <table:table-cell office:value-type="float" office:value="28490">
                <text:p>2849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260">
                <text:p>10260</text:p>
              </table:table-cell>
              <table:table-cell office:value-type="float" office:value="16380">
                <text:p>16380</text:p>
              </table:table-cell>
              <table:table-cell office:value-type="float" office:value="28776">
                <text:p>2877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146">
                <text:p>10146</text:p>
              </table:table-cell>
              <table:table-cell office:value-type="float" office:value="16891">
                <text:p>16891</text:p>
              </table:table-cell>
              <table:table-cell office:value-type="float" office:value="28798">
                <text:p>2879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9899">
                <text:p>9899</text:p>
              </table:table-cell>
              <table:table-cell office:value-type="float" office:value="16601">
                <text:p>16601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9766">
                <text:p>9766</text:p>
              </table:table-cell>
              <table:table-cell office:value-type="float" office:value="15600">
                <text:p>15600</text:p>
              </table:table-cell>
              <table:table-cell office:value-type="float" office:value="26422">
                <text:p>2642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013">
                <text:p>10013</text:p>
              </table:table-cell>
              <table:table-cell office:value-type="float" office:value="15834">
                <text:p>15834</text:p>
              </table:table-cell>
              <table:table-cell office:value-type="float" office:value="26972">
                <text:p>2697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786">
                <text:p>10786</text:p>
              </table:table-cell>
              <table:table-cell office:value-type="float" office:value="16601">
                <text:p>16601</text:p>
              </table:table-cell>
              <table:table-cell office:value-type="float" office:value="28094">
                <text:p>280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049">
                <text:p>7049</text:p>
              </table:table-cell>
              <table:table-cell office:value-type="float" office:value="14244">
                <text:p>14244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304">
                <text:p>6304</text:p>
              </table:table-cell>
              <table:table-cell office:value-type="float" office:value="13531">
                <text:p>13531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507">
                <text:p>5507</text:p>
              </table:table-cell>
              <table:table-cell office:value-type="float" office:value="13277">
                <text:p>13277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315">
                <text:p>5315</text:p>
              </table:table-cell>
              <table:table-cell office:value-type="float" office:value="12496">
                <text:p>12496</text:p>
              </table:table-cell>
              <table:table-cell office:value-type="float" office:value="26114">
                <text:p>2611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756">
                <text:p>4756</text:p>
              </table:table-cell>
              <table:table-cell office:value-type="float" office:value="11845">
                <text:p>11845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565">
                <text:p>5565</text:p>
              </table:table-cell>
              <table:table-cell office:value-type="float" office:value="12969">
                <text:p>12969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104">
                <text:p>5104</text:p>
              </table:table-cell>
              <table:table-cell office:value-type="float" office:value="13589">
                <text:p>13589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681">
                <text:p>4681</text:p>
              </table:table-cell>
              <table:table-cell office:value-type="float" office:value="13288">
                <text:p>13288</text:p>
              </table:table-cell>
              <table:table-cell office:value-type="float" office:value="29581">
                <text:p>2958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294">
                <text:p>4294</text:p>
              </table:table-cell>
              <table:table-cell office:value-type="float" office:value="13298">
                <text:p>13298</text:p>
              </table:table-cell>
              <table:table-cell office:value-type="float" office:value="30251">
                <text:p>3025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3938">
                <text:p>3938</text:p>
              </table:table-cell>
              <table:table-cell office:value-type="float" office:value="13395">
                <text:p>13395</text:p>
              </table:table-cell>
              <table:table-cell office:value-type="float" office:value="30937">
                <text:p>3093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3612">
                <text:p>3612</text:p>
              </table:table-cell>
              <table:table-cell office:value-type="float" office:value="13508">
                <text:p>13508</text:p>
              </table:table-cell>
              <table:table-cell office:value-type="float" office:value="31637">
                <text:p>3163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3313">
                <text:p>3313</text:p>
              </table:table-cell>
              <table:table-cell office:value-type="float" office:value="13524">
                <text:p>13524</text:p>
              </table:table-cell>
              <table:table-cell office:value-type="float" office:value="32354">
                <text:p>3235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3039">
                <text:p>3039</text:p>
              </table:table-cell>
              <table:table-cell office:value-type="float" office:value="13514">
                <text:p>13514</text:p>
              </table:table-cell>
              <table:table-cell office:value-type="float" office:value="33087">
                <text:p>33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30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447.75">
                <text:p>7447.7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5cm" svg:y="1.404cm" svg:width="31.1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7.2375">
                <text:p>17.237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5.5866666666667">
                <text:p>15.58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3cm" svg:y="1.352cm" svg:width="31.64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0625352726135">
                <text:p>1.2062535272613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759252108837">
                <text:p>1.3175925210883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9452774984655">
                <text:p>1.1945277498465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262241214114">
                <text:p>1.1226224121411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075524743383">
                <text:p>1.2107552474338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107800496875">
                <text:p>1.2110780049687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956505435507">
                <text:p>1.2895650543550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836227425451">
                <text:p>1.2883622742545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8257341687839">
                <text:p>1.2825734168783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030539539197">
                <text:p>1.0503053953919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303456770863">
                <text:p>1.0630345677086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870966590672">
                <text:p>1.0887096659067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859528139433">
                <text:p>1.1185952813943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569555723496">
                <text:p>1.0856955572349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52344293893">
                <text:p>1.07523442938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7450358615921">
                <text:p>1.0745035861592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943102363783">
                <text:p>1.0194310236378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723502265031">
                <text:p>1.0672350226503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98856440052">
                <text:p>1.059885644005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108221616231">
                <text:p>1.0310822161623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810968090181">
                <text:p>1.0281096809018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594092403214">
                <text:p>1.0459409240321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523709718232">
                <text:p>1.0452370971823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96230625">
                <text:p>1.039623062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906729794592">
                <text:p>1.0690672979459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1687317374658">
                <text:p>1.1168731737465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704192940405">
                <text:p>1.1770419294040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8694650591022">
                <text:p>1.1869465059102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089166009815">
                <text:p>1.2008916600981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266346377489">
                <text:p>1.1526634637748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532734840317">
                <text:p>1.1053273484031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9697981442293">
                <text:p>1.196979814422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079265995758">
                <text:p>1.1907926599575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552410507229">
                <text:p>1.1555241050722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713666487689">
                <text:p>1.107136664876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5142297337604">
                <text:p>1.0514229733760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2959973737854">
                <text:p>0.98295997373785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3601267021523">
                <text:p>0.99360126702152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201962416684">
                <text:p>1.102019624166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66659693299">
                <text:p>0.986665969329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97596632729">
                <text:p>1.0049759663272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989269142034">
                <text:p>0.9819892691420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90923407161">
                <text:p>1.0289092340716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564273646585">
                <text:p>0.9856427364658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19187284104116">
                <text:p>0.91918728410411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52522453137187">
                <text:p>0.85252245313718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92720207205826">
                <text:p>0.89272020720582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01386020680617">
                <text:p>0.90138602068061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08526062858417">
                <text:p>0.90852606285841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50449421855803">
                <text:p>0.85044942185580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922558932843262">
                <text:p>0.92255893284326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88536623138751">
                <text:p>0.98853662313875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14290012726621">
                <text:p>0.9142900127266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25737418728896">
                <text:p>0.9257374187288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14198776539222">
                <text:p>0.91419877653922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30628498205016">
                <text:p>0.83062849820501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0167284811943">
                <text:p>1.0016728481194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784675443062">
                <text:p>0.90478467544306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12798037128433">
                <text:p>0.91279803712843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4166960288846">
                <text:p>0.97416696028884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27142851937586">
                <text:p>0.92714285193758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46435334645952">
                <text:p>0.94643533464595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5760935271871">
                <text:p>0.9857609352718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58482339800175">
                <text:p>0.9584823398001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2107692561765">
                <text:p>0.99210769256176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8482339800175">
                <text:p>0.95848233980017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97433717934887">
                <text:p>0.89743371793488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17599673951937">
                <text:p>0.71759967395193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.05450808815396">
                <text:p>1.0545080881539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1748421929396">
                <text:p>1.0174842192939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67289934412074">
                <text:p>0.9672899344120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5459787014666">
                <text:p>1.0545978701466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51902911880311">
                <text:p>0.95190291188031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342601804292">
                <text:p>1.0034260180429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9706897808728">
                <text:p>1.0970689780872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8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1817.25">
                <text:p>21817.2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4877.6666666667">
                <text:p>2487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